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3492in"/>
    </style:style>
    <style:style style:name="co2" style:family="table-column">
      <style:table-column-properties fo:break-before="auto" style:column-width="6.7638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2" style:family="table-cell" style:parent-style-name="Default">
      <style:table-cell-properties fo:border="0.0008in solid #000000"/>
    </style:style>
    <style:style style:name="ce3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amie_mins=2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number-columns-repeated="6" table:default-cell-style-name="ce1"/>
        <table:table-row table:style-name="ro1">
          <table:table-cell table:style-name="Default" table:number-columns-repeated="2"/>
          <table:table-cell table:style-name="ce3" office:value-type="string">
            <text:p>Support</text:p>
          </table:table-cell>
          <table:table-cell table:style-name="ce3" office:value-type="string">
            <text:p>Head coverage</text:p>
          </table:table-cell>
          <table:table-cell table:style-name="ce3" office:value-type="string">
            <text:p>Confidence</text:p>
          </table:table-cell>
          <table:table-cell table:style-name="ce3" office:value-type="string">
            <text:p>PCA Confidence</text:p>
          </table:table-cell>
          <table:table-cell table:style-name="ce3" office:value-type="string">
            <text:p>Cardinality</text:p>
          </table:table-cell>
          <table:table-cell table:style-name="ce3" office:value-type="string">
            <text:p>Body siz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?o5 <text:s/>&lt;participatedIn&gt; <text:s/>?s5 <text:s text:c="2"/>=&gt; ?s5 <text:s/>&lt;happenedIn&gt; <text:s/>?o5</text:p>
          </table:table-cell>
          <table:table-cell office:value-type="float" office:value="0.002376">
            <text:p>0.002376</text:p>
          </table:table-cell>
          <table:table-cell office:value-type="float" office:value="0.019113">
            <text:p>0.019113</text:p>
          </table:table-cell>
          <table:table-cell office:value-type="float" office:value="0.011148">
            <text:p>0.011148</text:p>
          </table:table-cell>
          <table:table-cell office:value-type="float" office:value="0.01941">
            <text:p>0.01941</text:p>
          </table:table-cell>
          <table:table-cell office:value-type="float" office:value="50">
            <text:p>50</text:p>
          </table:table-cell>
          <table:table-cell office:value-type="float" office:value="4485">
            <text:p>448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?s6 <text:s/>&lt;isAffiliatedTo&gt; <text:s/>?o6 <text:s text:c="2"/>=&gt; ?s6 <text:s/>&lt;playsFor&gt; <text:s/>?o6</text:p>
          </table:table-cell>
          <table:table-cell office:value-type="float" office:value="0.037226">
            <text:p>0.037226</text:p>
          </table:table-cell>
          <table:table-cell office:value-type="float" office:value="1">
            <text:p>1</text:p>
          </table:table-cell>
          <table:table-cell office:value-type="float" office:value="0.840049">
            <text:p>0.840049</text:p>
          </table:table-cell>
          <table:table-cell office:value-type="float" office:value="1">
            <text:p>1</text:p>
          </table:table-cell>
          <table:table-cell office:value-type="float" office:value="1376">
            <text:p>1376</text:p>
          </table:table-cell>
          <table:table-cell office:value-type="float" office:value="1638">
            <text:p>1638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?s9 <text:s/>&lt;directed&gt; <text:s/>?o9 <text:s text:c="2"/>=&gt; ?s9 <text:s/>&lt;created&gt; <text:s/>?o9</text:p>
          </table:table-cell>
          <table:table-cell office:value-type="float" office:value="0.004464">
            <text:p>0.004464</text:p>
          </table:table-cell>
          <table:table-cell office:value-type="float" office:value="0.035499">
            <text:p>0.035499</text:p>
          </table:table-cell>
          <table:table-cell office:value-type="float" office:value="0.441176">
            <text:p>0.441176</text:p>
          </table:table-cell>
          <table:table-cell office:value-type="float" office:value="0.993976">
            <text:p>0.993976</text:p>
          </table:table-cell>
          <table:table-cell office:value-type="float" office:value="165">
            <text:p>165</text:p>
          </table:table-cell>
          <table:table-cell office:value-type="float" office:value="374">
            <text:p>374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?s11 <text:s/>&lt;wasBornIn&gt; <text:s/>?o11 <text:s text:c="2"/>=&gt; ?s11 <text:s/>&lt;livesIn&gt; <text:s/>?o11</text:p>
          </table:table-cell>
          <table:table-cell office:value-type="float" office:value="0.000618">
            <text:p>0.000618</text:p>
          </table:table-cell>
          <table:table-cell office:value-type="float" office:value="0.069519">
            <text:p>0.069519</text:p>
          </table:table-cell>
          <table:table-cell office:value-type="float" office:value="0.010133">
            <text:p>0.010133</text:p>
          </table:table-cell>
          <table:table-cell office:value-type="float" office:value="0.216667">
            <text:p>0.216667</text:p>
          </table:table-cell>
          <table:table-cell office:value-type="float" office:value="13">
            <text:p>13</text:p>
          </table:table-cell>
          <table:table-cell office:value-type="float" office:value="1283">
            <text:p>1283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?s11 <text:s/>&lt;isCitizenOf&gt; <text:s/>?o11 <text:s text:c="2"/>=&gt; ?s11 <text:s/>&lt;livesIn&gt; <text:s/>?o11</text:p>
          </table:table-cell>
          <table:table-cell office:value-type="float" office:value="0.000713">
            <text:p>0.000713</text:p>
          </table:table-cell>
          <table:table-cell office:value-type="float" office:value="0.080214">
            <text:p>0.080214</text:p>
          </table:table-cell>
          <table:table-cell office:value-type="float" office:value="0.050505">
            <text:p>0.050505</text:p>
          </table:table-cell>
          <table:table-cell office:value-type="float" office:value="0.365854">
            <text:p>0.365854</text:p>
          </table:table-cell>
          <table:table-cell office:value-type="float" office:value="15">
            <text:p>15</text:p>
          </table:table-cell>
          <table:table-cell office:value-type="float" office:value="297">
            <text:p>297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?s13 <text:s/>&lt;wasBornIn&gt; <text:s/>?o13 <text:s text:c="2"/>=&gt; ?s13 <text:s/>&lt;diedIn&gt; <text:s/>?o13</text:p>
          </table:table-cell>
          <table:table-cell office:value-type="float" office:value="0.002376">
            <text:p>0.002376</text:p>
          </table:table-cell>
          <table:table-cell office:value-type="float" office:value="0.114943">
            <text:p>0.114943</text:p>
          </table:table-cell>
          <table:table-cell office:value-type="float" office:value="0.038971">
            <text:p>0.038971</text:p>
          </table:table-cell>
          <table:table-cell office:value-type="float" office:value="0.25">
            <text:p>0.25</text:p>
          </table:table-cell>
          <table:table-cell office:value-type="float" office:value="50">
            <text:p>50</text:p>
          </table:table-cell>
          <table:table-cell office:value-type="float" office:value="1283">
            <text:p>128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?o14 <text:s/>&lt;isLocatedIn&gt; <text:s/>?s14 <text:s text:c="2"/>=&gt; ?s14 <text:s/>&lt;hasCapital&gt; <text:s/>?o14</text:p>
          </table:table-cell>
          <table:table-cell office:value-type="float" office:value="0.004229">
            <text:p>0.004229</text:p>
          </table:table-cell>
          <table:table-cell office:value-type="float" office:value="0.278125">
            <text:p>0.278125</text:p>
          </table:table-cell>
          <table:table-cell office:value-type="float" office:value="0.013606">
            <text:p>0.013606</text:p>
          </table:table-cell>
          <table:table-cell office:value-type="float" office:value="0.314488">
            <text:p>0.314488</text:p>
          </table:table-cell>
          <table:table-cell office:value-type="float" office:value="89">
            <text:p>89</text:p>
          </table:table-cell>
          <table:table-cell office:value-type="float" office:value="6541">
            <text:p>6541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?s15 <text:s/>&lt;exports&gt; <text:s/>?o15 <text:s text:c="2"/>=&gt; ?s15 <text:s/>&lt;imports&gt; <text:s/>?o15</text:p>
          </table:table-cell>
          <table:table-cell office:value-type="float" office:value="0.001758">
            <text:p>0.001758</text:p>
          </table:table-cell>
          <table:table-cell office:value-type="float" office:value="0.305785">
            <text:p>0.305785</text:p>
          </table:table-cell>
          <table:table-cell office:value-type="float" office:value="0.303279">
            <text:p>0.303279</text:p>
          </table:table-cell>
          <table:table-cell office:value-type="float" office:value="0.333333">
            <text:p>0.333333</text:p>
          </table:table-cell>
          <table:table-cell office:value-type="float" office:value="37">
            <text:p>37</text:p>
          </table:table-cell>
          <table:table-cell office:value-type="float" office:value="122">
            <text:p>122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?s17 <text:s/>&lt;diedIn&gt; <text:s/>?o17 <text:s text:c="2"/>=&gt; ?s17 <text:s/>&lt;wasBornIn&gt; <text:s/>?o17</text:p>
          </table:table-cell>
          <table:table-cell office:value-type="float" office:value="0.002376">
            <text:p>0.002376</text:p>
          </table:table-cell>
          <table:table-cell office:value-type="float" office:value="0.038971">
            <text:p>0.038971</text:p>
          </table:table-cell>
          <table:table-cell office:value-type="float" office:value="0.114943">
            <text:p>0.114943</text:p>
          </table:table-cell>
          <table:table-cell office:value-type="float" office:value="0.25">
            <text:p>0.25</text:p>
          </table:table-cell>
          <table:table-cell office:value-type="float" office:value="50">
            <text:p>50</text:p>
          </table:table-cell>
          <table:table-cell office:value-type="float" office:value="435">
            <text:p>43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?s17 <text:s/>&lt;livesIn&gt; <text:s/>?o17 <text:s text:c="2"/>=&gt; ?s17 <text:s/>&lt;wasBornIn&gt; <text:s/>?o17</text:p>
          </table:table-cell>
          <table:table-cell office:value-type="float" office:value="0.000618">
            <text:p>0.000618</text:p>
          </table:table-cell>
          <table:table-cell office:value-type="float" office:value="0.010133">
            <text:p>0.010133</text:p>
          </table:table-cell>
          <table:table-cell office:value-type="float" office:value="0.069519">
            <text:p>0.069519</text:p>
          </table:table-cell>
          <table:table-cell office:value-type="float" office:value="0.216667">
            <text:p>0.216667</text:p>
          </table:table-cell>
          <table:table-cell office:value-type="float" office:value="13">
            <text:p>13</text:p>
          </table:table-cell>
          <table:table-cell office:value-type="float" office:value="187">
            <text:p>187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?o18 <text:s/>&lt;isConnectedTo&gt; <text:s/>?s18 <text:s text:c="2"/>=&gt; ?s18 <text:s/>&lt;isConnectedTo&gt; <text:s/>?o18</text:p>
          </table:table-cell>
          <table:table-cell office:value-type="float" office:value="0.009063">
            <text:p>0.009063</text:p>
          </table:table-cell>
          <table:table-cell office:value-type="float" office:value="0.110598">
            <text:p>0.110598</text:p>
          </table:table-cell>
          <table:table-cell office:value-type="float" office:value="0.428937">
            <text:p>0.428937</text:p>
          </table:table-cell>
          <table:table-cell office:value-type="float" office:value="0.437908">
            <text:p>0.437908</text:p>
          </table:table-cell>
          <table:table-cell office:value-type="float" office:value="335">
            <text:p>335</text:p>
          </table:table-cell>
          <table:table-cell office:value-type="float" office:value="781">
            <text:p>781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?o21 <text:s/>&lt;isLocatedIn&gt; <text:s/>?s21 <text:s text:c="2"/>=&gt; ?s21 <text:s/>&lt;isLocatedIn&gt; <text:s/>?o21</text:p>
          </table:table-cell>
          <table:table-cell office:value-type="float" office:value="0.000808">
            <text:p>0.000808</text:p>
          </table:table-cell>
          <table:table-cell office:value-type="float" office:value="0.001938">
            <text:p>0.001938</text:p>
          </table:table-cell>
          <table:table-cell office:value-type="float" office:value="0.002599">
            <text:p>0.002599</text:p>
          </table:table-cell>
          <table:table-cell office:value-type="float" office:value="0.009907">
            <text:p>0.009907</text:p>
          </table:table-cell>
          <table:table-cell office:value-type="float" office:value="17">
            <text:p>17</text:p>
          </table:table-cell>
          <table:table-cell office:value-type="float" office:value="6541">
            <text:p>6541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?o21 <text:s/>&lt;hasCapital&gt; <text:s/>?s21 <text:s text:c="2"/>=&gt; ?s21 <text:s/>&lt;isLocatedIn&gt; <text:s/>?o21</text:p>
          </table:table-cell>
          <table:table-cell office:value-type="float" office:value="0.004229">
            <text:p>0.004229</text:p>
          </table:table-cell>
          <table:table-cell office:value-type="float" office:value="0.010144">
            <text:p>0.010144</text:p>
          </table:table-cell>
          <table:table-cell office:value-type="float" office:value="0.285256">
            <text:p>0.285256</text:p>
          </table:table-cell>
          <table:table-cell office:value-type="float" office:value="0.566879">
            <text:p>0.566879</text:p>
          </table:table-cell>
          <table:table-cell office:value-type="float" office:value="89">
            <text:p>89</text:p>
          </table:table-cell>
          <table:table-cell office:value-type="float" office:value="312">
            <text:p>312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?s22 <text:s/>&lt;imports&gt; <text:s/>?o22 <text:s text:c="2"/>=&gt; ?s22 <text:s/>&lt;exports&gt; <text:s/>?o22</text:p>
          </table:table-cell>
          <table:table-cell office:value-type="float" office:value="0.000541">
            <text:p>0.000541</text:p>
          </table:table-cell>
          <table:table-cell office:value-type="float" office:value="0.128205">
            <text:p>0.128205</text:p>
          </table:table-cell>
          <table:table-cell office:value-type="float" office:value="0.350877">
            <text:p>0.350877</text:p>
          </table:table-cell>
          <table:table-cell office:value-type="float" office:value="0.454545">
            <text:p>0.454545</text:p>
          </table:table-cell>
          <table:table-cell office:value-type="float" office:value="20">
            <text:p>20</text:p>
          </table:table-cell>
          <table:table-cell office:value-type="float" office:value="57">
            <text:p>57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?o24 <text:s/>&lt;dealsWith&gt; <text:s/>?s24 <text:s text:c="2"/>=&gt; ?s24 <text:s/>&lt;dealsWith&gt; <text:s/>?o24</text:p>
          </table:table-cell>
          <table:table-cell office:value-type="float" office:value="0.001055">
            <text:p>0.001055</text:p>
          </table:table-cell>
          <table:table-cell office:value-type="float" office:value="0.33913">
            <text:p>0.33913</text:p>
          </table:table-cell>
          <table:table-cell office:value-type="float" office:value="0.354545">
            <text:p>0.354545</text:p>
          </table:table-cell>
          <table:table-cell office:value-type="float" office:value="0.590909">
            <text:p>0.590909</text:p>
          </table:table-cell>
          <table:table-cell office:value-type="float" office:value="39">
            <text:p>39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?o27 <text:s/>&lt;influences&gt; <text:s/>?s27 <text:s text:c="2"/>=&gt; ?s27 <text:s/>&lt;influences&gt; <text:s/>?o27</text:p>
          </table:table-cell>
          <table:table-cell office:value-type="float" office:value="0.000514">
            <text:p>0.000514</text:p>
          </table:table-cell>
          <table:table-cell office:value-type="float" office:value="0.009095">
            <text:p>0.009095</text:p>
          </table:table-cell>
          <table:table-cell office:value-type="float" office:value="0.043182">
            <text:p>0.043182</text:p>
          </table:table-cell>
          <table:table-cell office:value-type="float" office:value="0.049869">
            <text:p>0.049869</text:p>
          </table:table-cell>
          <table:table-cell office:value-type="float" office:value="19">
            <text:p>19</text:p>
          </table:table-cell>
          <table:table-cell office:value-type="float" office:value="440">
            <text:p>440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?s34 <text:s/>&lt;livesIn&gt; <text:s/>?o34 <text:s text:c="2"/>=&gt; ?s34 <text:s/>&lt;isCitizenOf&gt; <text:s/>?o34</text:p>
          </table:table-cell>
          <table:table-cell office:value-type="float" office:value="0.000713">
            <text:p>0.000713</text:p>
          </table:table-cell>
          <table:table-cell office:value-type="float" office:value="0.050505">
            <text:p>0.050505</text:p>
          </table:table-cell>
          <table:table-cell office:value-type="float" office:value="0.080214">
            <text:p>0.080214</text:p>
          </table:table-cell>
          <table:table-cell office:value-type="float" office:value="0.365854">
            <text:p>0.365854</text:p>
          </table:table-cell>
          <table:table-cell office:value-type="float" office:value="15">
            <text:p>15</text:p>
          </table:table-cell>
          <table:table-cell office:value-type="float" office:value="187">
            <text:p>187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?o35 <text:s/>&lt;happenedIn&gt; <text:s/>?s35 <text:s text:c="2"/>=&gt; ?s35 <text:s/>&lt;participatedIn&gt; <text:s/>?o35</text:p>
          </table:table-cell>
          <table:table-cell office:value-type="float" office:value="0.001353">
            <text:p>0.001353</text:p>
          </table:table-cell>
          <table:table-cell office:value-type="float" office:value="0.011148">
            <text:p>0.011148</text:p>
          </table:table-cell>
          <table:table-cell office:value-type="float" office:value="0.019113">
            <text:p>0.019113</text:p>
          </table:table-cell>
          <table:table-cell office:value-type="float" office:value="0.01941">
            <text:p>0.01941</text:p>
          </table:table-cell>
          <table:table-cell office:value-type="float" office:value="50">
            <text:p>50</text:p>
          </table:table-cell>
          <table:table-cell office:value-type="float" office:value="2616">
            <text:p>2616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?s36 <text:s/>&lt;playsFor&gt; <text:s/>?o36 <text:s text:c="2"/>=&gt; ?s36 <text:s/>&lt;isAffiliatedTo&gt; <text:s/>?o36</text:p>
          </table:table-cell>
          <table:table-cell office:value-type="float" office:value="0.037226">
            <text:p>0.037226</text:p>
          </table:table-cell>
          <table:table-cell office:value-type="float" office:value="0.840049">
            <text:p>0.840049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1376">
            <text:p>137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?s37 <text:s/>&lt;created&gt; <text:s/>?o37 <text:s text:c="2"/>=&gt; ?s37 <text:s/>&lt;directed&gt; <text:s/>?o37</text:p>
          </table:table-cell>
          <table:table-cell office:value-type="float" office:value="0.004464">
            <text:p>0.004464</text:p>
          </table:table-cell>
          <table:table-cell office:value-type="float" office:value="0.441176">
            <text:p>0.441176</text:p>
          </table:table-cell>
          <table:table-cell office:value-type="float" office:value="0.035499">
            <text:p>0.035499</text:p>
          </table:table-cell>
          <table:table-cell office:value-type="float" office:value="0.993976">
            <text:p>0.993976</text:p>
          </table:table-cell>
          <table:table-cell office:value-type="float" office:value="165">
            <text:p>165</text:p>
          </table:table-cell>
          <table:table-cell office:value-type="float" office:value="4648">
            <text:p>4648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?o38 <text:s/>&lt;isMarriedTo&gt; <text:s/>?s38 <text:s text:c="2"/>=&gt; ?s38 <text:s/>&lt;isMarriedTo&gt; <text:s/>?o38</text:p>
          </table:table-cell>
          <table:table-cell office:value-type="float" office:value="0.017342">
            <text:p>0.017342</text:p>
          </table:table-cell>
          <table:table-cell office:value-type="float" office:value="0.742758">
            <text:p>0.742758</text:p>
          </table:table-cell>
          <table:table-cell office:value-type="float" office:value="0.768585">
            <text:p>0.768585</text:p>
          </table:table-cell>
          <table:table-cell office:value-type="float" office:value="1">
            <text:p>1</text:p>
          </table:table-cell>
          <table:table-cell office:value-type="float" office:value="641">
            <text:p>641</text:p>
          </table:table-cell>
          <table:table-cell office:value-type="float" office:value="834">
            <text:p>834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?s4 <text:s/>&lt;hasGender&gt; <text:s/>?o42 <text:s/>?o4 <text:s/>&lt;hasGender&gt; <text:s/>?o42 <text:s text:c="2"/>=&gt; ?s4 <text:s/>&lt;hasChild&gt; <text:s/>?o4</text:p>
          </table:table-cell>
          <table:table-cell office:value-type="float" office:value="0.006953">
            <text:p>0.006953</text:p>
          </table:table-cell>
          <table:table-cell office:value-type="float" office:value="0.257257">
            <text:p>0.257257</text:p>
          </table:table-cell>
          <table:table-cell office:value-type="float" office:value="0.036315">
            <text:p>0.036315</text:p>
          </table:table-cell>
          <table:table-cell office:value-type="float" office:value="0.607565">
            <text:p>0.607565</text:p>
          </table:table-cell>
          <table:table-cell office:value-type="float" office:value="257">
            <text:p>257</text:p>
          </table:table-cell>
          <table:table-cell office:value-type="float" office:value="7077">
            <text:p>7077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?s4 <text:s/>&lt;isMarriedTo&gt; <text:s/>?o42 <text:s/>?o42 <text:s/>&lt;hasChild&gt; <text:s/>?o4 <text:s text:c="2"/>=&gt; ?s4 <text:s/>&lt;hasChild&gt; <text:s/>?o4</text:p>
          </table:table-cell>
          <table:table-cell office:value-type="float" office:value="0.004166">
            <text:p>0.004166</text:p>
          </table:table-cell>
          <table:table-cell office:value-type="float" office:value="0.154154">
            <text:p>0.154154</text:p>
          </table:table-cell>
          <table:table-cell table:number-columns-repeated="2" office:value-type="float" office:value="0.367542">
            <text:p>0.367542</text:p>
          </table:table-cell>
          <table:table-cell office:value-type="float" office:value="154">
            <text:p>154</text:p>
          </table:table-cell>
          <table:table-cell office:value-type="float" office:value="419">
            <text:p>419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?s5 <text:s/>&lt;happenedIn&gt; <text:s/>?o44 <text:s/>?o5 <text:s/>&lt;isLocatedIn&gt; <text:s/>?o44 <text:s text:c="2"/>=&gt; ?s5 <text:s/>&lt;happenedIn&gt; <text:s/>?o5</text:p>
          </table:table-cell>
          <table:table-cell office:value-type="float" office:value="0.000523">
            <text:p>0.000523</text:p>
          </table:table-cell>
          <table:table-cell office:value-type="float" office:value="0.004205">
            <text:p>0.004205</text:p>
          </table:table-cell>
          <table:table-cell table:number-columns-repeated="2" office:value-type="float" office:value="0.033233">
            <text:p>0.033233</text:p>
          </table:table-cell>
          <table:table-cell office:value-type="float" office:value="11">
            <text:p>11</text:p>
          </table:table-cell>
          <table:table-cell office:value-type="float" office:value="331">
            <text:p>331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?s7 <text:s/>&lt;isLocatedIn&gt; <text:s/>?o48 <text:s/>?o7 <text:s/>&lt;isLocatedIn&gt; <text:s/>?o48 <text:s text:c="2"/>=&gt; ?s7 <text:s/>&lt;owns&gt; <text:s/>?o7</text:p>
          </table:table-cell>
          <table:table-cell office:value-type="float" office:value="0.002245">
            <text:p>0.002245</text:p>
          </table:table-cell>
          <table:table-cell office:value-type="float" office:value="0.038569">
            <text:p>0.038569</text:p>
          </table:table-cell>
          <table:table-cell office:value-type="float" office:value="0.00946">
            <text:p>0.00946</text:p>
          </table:table-cell>
          <table:table-cell office:value-type="float" office:value="0.190367">
            <text:p>0.190367</text:p>
          </table:table-cell>
          <table:table-cell office:value-type="float" office:value="83">
            <text:p>83</text:p>
          </table:table-cell>
          <table:table-cell office:value-type="float" office:value="8774">
            <text:p>8774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?s9 <text:s/>&lt;hasGender&gt; <text:s/>?o52 <text:s/>?o9 <text:s/>&lt;hasGender&gt; <text:s/>?o52 <text:s text:c="2"/>=&gt; ?s9 <text:s/>&lt;created&gt; <text:s/>?o9</text:p>
          </table:table-cell>
          <table:table-cell office:value-type="float" office:value="0.000514">
            <text:p>0.000514</text:p>
          </table:table-cell>
          <table:table-cell office:value-type="float" office:value="0.004088">
            <text:p>0.004088</text:p>
          </table:table-cell>
          <table:table-cell office:value-type="float" office:value="0.002685">
            <text:p>0.002685</text:p>
          </table:table-cell>
          <table:table-cell office:value-type="float" office:value="0.863636">
            <text:p>0.863636</text:p>
          </table:table-cell>
          <table:table-cell office:value-type="float" office:value="19">
            <text:p>19</text:p>
          </table:table-cell>
          <table:table-cell office:value-type="float" office:value="7077">
            <text:p>7077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?s9 <text:s/>&lt;isMarriedTo&gt; <text:s/>?o52 <text:s/>?o52 <text:s/>&lt;created&gt; <text:s/>?o9 <text:s text:c="2"/>=&gt; ?s9 <text:s/>&lt;created&gt; <text:s/>?o9</text:p>
          </table:table-cell>
          <table:table-cell office:value-type="float" office:value="0.001055">
            <text:p>0.001055</text:p>
          </table:table-cell>
          <table:table-cell office:value-type="float" office:value="0.008391">
            <text:p>0.008391</text:p>
          </table:table-cell>
          <table:table-cell table:number-columns-repeated="2" office:value-type="float" office:value="0.04733">
            <text:p>0.04733</text:p>
          </table:table-cell>
          <table:table-cell office:value-type="float" office:value="39">
            <text:p>39</text:p>
          </table:table-cell>
          <table:table-cell office:value-type="float" office:value="824">
            <text:p>824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?s11 <text:s/>&lt;livesIn&gt; <text:s/>?o56 <text:s/>?o11 <text:s/>&lt;isLocatedIn&gt; <text:s/>?o56 <text:s text:c="2"/>=&gt; ?s11 <text:s/>&lt;livesIn&gt; <text:s/>?o11</text:p>
          </table:table-cell>
          <table:table-cell office:value-type="float" office:value="0.001473">
            <text:p>0.001473</text:p>
          </table:table-cell>
          <table:table-cell office:value-type="float" office:value="0.165775">
            <text:p>0.165775</text:p>
          </table:table-cell>
          <table:table-cell table:number-columns-repeated="2" office:value-type="float" office:value="0.279279">
            <text:p>0.279279</text:p>
          </table:table-cell>
          <table:table-cell office:value-type="float" office:value="31">
            <text:p>31</text:p>
          </table:table-cell>
          <table:table-cell office:value-type="float" office:value="111">
            <text:p>111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?s11 <text:s/>&lt;isCitizenOf&gt; <text:s/>?o56 <text:s/>?o11 <text:s/>&lt;isLocatedIn&gt; <text:s/>?o56 <text:s text:c="2"/>=&gt; ?s11 <text:s/>&lt;livesIn&gt; <text:s/>?o11</text:p>
          </table:table-cell>
          <table:table-cell office:value-type="float" office:value="0.000808">
            <text:p>0.000808</text:p>
          </table:table-cell>
          <table:table-cell office:value-type="float" office:value="0.090909">
            <text:p>0.090909</text:p>
          </table:table-cell>
          <table:table-cell office:value-type="float" office:value="0.058824">
            <text:p>0.058824</text:p>
          </table:table-cell>
          <table:table-cell office:value-type="float" office:value="0.425">
            <text:p>0.425</text:p>
          </table:table-cell>
          <table:table-cell office:value-type="float" office:value="17">
            <text:p>17</text:p>
          </table:table-cell>
          <table:table-cell office:value-type="float" office:value="289">
            <text:p>289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?s13 <text:s/>&lt;isCitizenOf&gt; <text:s/>?o60 <text:s/>?o13 <text:s/>&lt;isLocatedIn&gt; <text:s/>?o60 <text:s text:c="2"/>=&gt; ?s13 <text:s/>&lt;diedIn&gt; <text:s/>?o13</text:p>
          </table:table-cell>
          <table:table-cell office:value-type="float" office:value="0.000855">
            <text:p>0.000855</text:p>
          </table:table-cell>
          <table:table-cell office:value-type="float" office:value="0.041379">
            <text:p>0.041379</text:p>
          </table:table-cell>
          <table:table-cell office:value-type="float" office:value="0.062284">
            <text:p>0.062284</text:p>
          </table:table-cell>
          <table:table-cell office:value-type="float" office:value="0.428571">
            <text:p>0.428571</text:p>
          </table:table-cell>
          <table:table-cell office:value-type="float" office:value="18">
            <text:p>18</text:p>
          </table:table-cell>
          <table:table-cell office:value-type="float" office:value="289">
            <text:p>289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?s13 <text:s/>&lt;isCitizenOf&gt; <text:s/>?o60 <text:s/>?o60 <text:s/>&lt;hasCapital&gt; <text:s/>?o13 <text:s text:c="2"/>=&gt; ?s13 <text:s/>&lt;diedIn&gt; <text:s/>?o13</text:p>
          </table:table-cell>
          <table:table-cell office:value-type="float" office:value="0.000618">
            <text:p>0.000618</text:p>
          </table:table-cell>
          <table:table-cell office:value-type="float" office:value="0.029885">
            <text:p>0.029885</text:p>
          </table:table-cell>
          <table:table-cell office:value-type="float" office:value="0.046429">
            <text:p>0.046429</text:p>
          </table:table-cell>
          <table:table-cell office:value-type="float" office:value="0.325">
            <text:p>0.325</text:p>
          </table:table-cell>
          <table:table-cell office:value-type="float" office:value="13">
            <text:p>13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?s14 <text:s/>&lt;isLocatedIn&gt; <text:s/>?o62 <text:s/>?o14 <text:s/>&lt;isLocatedIn&gt; <text:s/>?o62 <text:s text:c="2"/>=&gt; ?s14 <text:s/>&lt;hasCapital&gt; <text:s/>?o14</text:p>
          </table:table-cell>
          <table:table-cell office:value-type="float" office:value="0.003659">
            <text:p>0.003659</text:p>
          </table:table-cell>
          <table:table-cell office:value-type="float" office:value="0.240625">
            <text:p>0.240625</text:p>
          </table:table-cell>
          <table:table-cell office:value-type="float" office:value="0.008776">
            <text:p>0.008776</text:p>
          </table:table-cell>
          <table:table-cell office:value-type="float" office:value="0.368421">
            <text:p>0.368421</text:p>
          </table:table-cell>
          <table:table-cell office:value-type="float" office:value="77">
            <text:p>77</text:p>
          </table:table-cell>
          <table:table-cell office:value-type="float" office:value="8774">
            <text:p>8774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?s62 <text:s/>&lt;isCitizenOf&gt; <text:s/>?s14 <text:s/>?s62 <text:s/>&lt;diedIn&gt; <text:s/>?o14 <text:s text:c="2"/>=&gt; ?s14 <text:s/>&lt;hasCapital&gt; <text:s/>?o14</text:p>
          </table:table-cell>
          <table:table-cell office:value-type="float" office:value="0.000523">
            <text:p>0.000523</text:p>
          </table:table-cell>
          <table:table-cell office:value-type="float" office:value="0.034375">
            <text:p>0.034375</text:p>
          </table:table-cell>
          <table:table-cell office:value-type="float" office:value="0.458333">
            <text:p>0.458333</text:p>
          </table:table-cell>
          <table:table-cell office:value-type="float" office:value="0.55">
            <text:p>0.55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?s62 <text:s/>&lt;isLocatedIn&gt; <text:s/>?s14 <text:s/>?s62 <text:s/>&lt;isLocatedIn&gt; <text:s/>?o14 <text:s text:c="2"/>=&gt; ?s14 <text:s/>&lt;hasCapital&gt; <text:s/>?o14</text:p>
          </table:table-cell>
          <table:table-cell office:value-type="float" office:value="0.002709">
            <text:p>0.002709</text:p>
          </table:table-cell>
          <table:table-cell office:value-type="float" office:value="0.178125">
            <text:p>0.178125</text:p>
          </table:table-cell>
          <table:table-cell office:value-type="float" office:value="0.008714">
            <text:p>0.008714</text:p>
          </table:table-cell>
          <table:table-cell office:value-type="float" office:value="0.201413">
            <text:p>0.201413</text:p>
          </table:table-cell>
          <table:table-cell office:value-type="float" office:value="57">
            <text:p>57</text:p>
          </table:table-cell>
          <table:table-cell office:value-type="float" office:value="6541">
            <text:p>6541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?s15 <text:s/>&lt;dealsWith&gt; <text:s/>?o64 <text:s/>?o64 <text:s/>&lt;imports&gt; <text:s/>?o15 <text:s text:c="2"/>=&gt; ?s15 <text:s/>&lt;imports&gt; <text:s/>?o15</text:p>
          </table:table-cell>
          <table:table-cell office:value-type="float" office:value="0.003421">
            <text:p>0.003421</text:p>
          </table:table-cell>
          <table:table-cell office:value-type="float" office:value="0.595041">
            <text:p>0.595041</text:p>
          </table:table-cell>
          <table:table-cell office:value-type="float" office:value="0.672897">
            <text:p>0.672897</text:p>
          </table:table-cell>
          <table:table-cell office:value-type="float" office:value="0.847059">
            <text:p>0.847059</text:p>
          </table:table-cell>
          <table:table-cell office:value-type="float" office:value="72">
            <text:p>72</text:p>
          </table:table-cell>
          <table:table-cell office:value-type="float" office:value="107">
            <text:p>107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?s15 <text:s/>&lt;dealsWith&gt; <text:s/>?o64 <text:s/>?o64 <text:s/>&lt;exports&gt; <text:s/>?o15 <text:s text:c="2"/>=&gt; ?s15 <text:s/>&lt;imports&gt; <text:s/>?o15</text:p>
          </table:table-cell>
          <table:table-cell office:value-type="float" office:value="0.002899">
            <text:p>0.002899</text:p>
          </table:table-cell>
          <table:table-cell office:value-type="float" office:value="0.504132">
            <text:p>0.504132</text:p>
          </table:table-cell>
          <table:table-cell office:value-type="float" office:value="0.570093">
            <text:p>0.570093</text:p>
          </table:table-cell>
          <table:table-cell office:value-type="float" office:value="0.717647">
            <text:p>0.717647</text:p>
          </table:table-cell>
          <table:table-cell office:value-type="float" office:value="61">
            <text:p>61</text:p>
          </table:table-cell>
          <table:table-cell office:value-type="float" office:value="107">
            <text:p>107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?s64 <text:s/>&lt;dealsWith&gt; <text:s/>?s15 <text:s/>?s64 <text:s/>&lt;imports&gt; <text:s/>?o15 <text:s text:c="2"/>=&gt; ?s15 <text:s/>&lt;imports&gt; <text:s/>?o15</text:p>
          </table:table-cell>
          <table:table-cell office:value-type="float" office:value="0.002233">
            <text:p>0.002233</text:p>
          </table:table-cell>
          <table:table-cell office:value-type="float" office:value="0.38843">
            <text:p>0.38843</text:p>
          </table:table-cell>
          <table:table-cell office:value-type="float" office:value="0.456311">
            <text:p>0.456311</text:p>
          </table:table-cell>
          <table:table-cell office:value-type="float" office:value="0.681159">
            <text:p>0.681159</text:p>
          </table:table-cell>
          <table:table-cell office:value-type="float" office:value="47">
            <text:p>47</text:p>
          </table:table-cell>
          <table:table-cell office:value-type="float" office:value="103">
            <text:p>103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?s64 <text:s/>&lt;dealsWith&gt; <text:s/>?s15 <text:s/>?s64 <text:s/>&lt;exports&gt; <text:s/>?o15 <text:s text:c="2"/>=&gt; ?s15 <text:s/>&lt;imports&gt; <text:s/>?o15</text:p>
          </table:table-cell>
          <table:table-cell office:value-type="float" office:value="0.001236">
            <text:p>0.001236</text:p>
          </table:table-cell>
          <table:table-cell office:value-type="float" office:value="0.214876">
            <text:p>0.214876</text:p>
          </table:table-cell>
          <table:table-cell office:value-type="float" office:value="0.257426">
            <text:p>0.257426</text:p>
          </table:table-cell>
          <table:table-cell office:value-type="float" office:value="0.382353">
            <text:p>0.382353</text:p>
          </table:table-cell>
          <table:table-cell office:value-type="float" office:value="26">
            <text:p>26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?s16 <text:s/>&lt;influences&gt; <text:s/>?o66 <text:s/>?o66 <text:s/>&lt;hasWonPrize&gt; <text:s/>?o16 <text:s text:c="2"/>=&gt; ?s16 <text:s/>&lt;hasWonPrize&gt; <text:s/>?o16</text:p>
          </table:table-cell>
          <table:table-cell office:value-type="float" office:value="0.000713">
            <text:p>0.000713</text:p>
          </table:table-cell>
          <table:table-cell office:value-type="float" office:value="0.037221">
            <text:p>0.037221</text:p>
          </table:table-cell>
          <table:table-cell office:value-type="float" office:value="0.104895">
            <text:p>0.104895</text:p>
          </table:table-cell>
          <table:table-cell office:value-type="float" office:value="0.375">
            <text:p>0.375</text:p>
          </table:table-cell>
          <table:table-cell office:value-type="float" office:value="15">
            <text:p>15</text:p>
          </table:table-cell>
          <table:table-cell office:value-type="float" office:value="143">
            <text:p>143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?s66 <text:s/>&lt;influences&gt; <text:s/>?s16 <text:s/>?s66 <text:s/>&lt;hasWonPrize&gt; <text:s/>?o16 <text:s text:c="2"/>=&gt; ?s16 <text:s/>&lt;hasWonPrize&gt; <text:s/>?o16</text:p>
          </table:table-cell>
          <table:table-cell office:value-type="float" office:value="0.001188">
            <text:p>0.001188</text:p>
          </table:table-cell>
          <table:table-cell office:value-type="float" office:value="0.062035">
            <text:p>0.062035</text:p>
          </table:table-cell>
          <table:table-cell office:value-type="float" office:value="0.03406">
            <text:p>0.03406</text:p>
          </table:table-cell>
          <table:table-cell office:value-type="float" office:value="0.316456">
            <text:p>0.316456</text:p>
          </table:table-cell>
          <table:table-cell office:value-type="float" office:value="25">
            <text:p>25</text:p>
          </table:table-cell>
          <table:table-cell office:value-type="float" office:value="734">
            <text:p>734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?s17 <text:s/>&lt;isCitizenOf&gt; <text:s/>?o68 <text:s/>?o17 <text:s/>&lt;isLocatedIn&gt; <text:s/>?o68 <text:s text:c="2"/>=&gt; ?s17 <text:s/>&lt;wasBornIn&gt; <text:s/>?o17</text:p>
          </table:table-cell>
          <table:table-cell office:value-type="float" office:value="0.001948">
            <text:p>0.001948</text:p>
          </table:table-cell>
          <table:table-cell office:value-type="float" office:value="0.031956">
            <text:p>0.031956</text:p>
          </table:table-cell>
          <table:table-cell office:value-type="float" office:value="0.141869">
            <text:p>0.141869</text:p>
          </table:table-cell>
          <table:table-cell office:value-type="float" office:value="0.390476">
            <text:p>0.390476</text:p>
          </table:table-cell>
          <table:table-cell office:value-type="float" office:value="41">
            <text:p>41</text:p>
          </table:table-cell>
          <table:table-cell office:value-type="float" office:value="289">
            <text:p>289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?s18 <text:s/>&lt;isConnectedTo&gt; <text:s/>?o70 <text:s/>?o18 <text:s/>&lt;isConnectedTo&gt; <text:s/>?o70 <text:s text:c="2"/>=&gt; ?s18 <text:s/>&lt;isConnectedTo&gt; <text:s/>?o18</text:p>
          </table:table-cell>
          <table:table-cell office:value-type="float" office:value="0.010145">
            <text:p>0.010145</text:p>
          </table:table-cell>
          <table:table-cell office:value-type="float" office:value="0.123803">
            <text:p>0.123803</text:p>
          </table:table-cell>
          <table:table-cell office:value-type="float" office:value="0.480154">
            <text:p>0.480154</text:p>
          </table:table-cell>
          <table:table-cell office:value-type="float" office:value="0.490196">
            <text:p>0.490196</text:p>
          </table:table-cell>
          <table:table-cell office:value-type="float" office:value="375">
            <text:p>375</text:p>
          </table:table-cell>
          <table:table-cell office:value-type="float" office:value="781">
            <text:p>781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?s18 <text:s/>&lt;isConnectedTo&gt; <text:s/>?o70 <text:s/>?o70 <text:s/>&lt;isConnectedTo&gt; <text:s/>?o18 <text:s text:c="2"/>=&gt; ?s18 <text:s/>&lt;isConnectedTo&gt; <text:s/>?o18</text:p>
          </table:table-cell>
          <table:table-cell office:value-type="float" office:value="0.026107">
            <text:p>0.026107</text:p>
          </table:table-cell>
          <table:table-cell office:value-type="float" office:value="0.318587">
            <text:p>0.318587</text:p>
          </table:table-cell>
          <table:table-cell table:number-columns-repeated="2" office:value-type="float" office:value="0.322742">
            <text:p>0.322742</text:p>
          </table:table-cell>
          <table:table-cell office:value-type="float" office:value="965">
            <text:p>965</text:p>
          </table:table-cell>
          <table:table-cell office:value-type="float" office:value="2990">
            <text:p>2990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?s18 <text:s/>&lt;isLocatedIn&gt; <text:s/>?o70 <text:s/>?o18 <text:s/>&lt;isConnectedTo&gt; <text:s/>?o70 <text:s text:c="2"/>=&gt; ?s18 <text:s/>&lt;isConnectedTo&gt; <text:s/>?o18</text:p>
          </table:table-cell>
          <table:table-cell office:value-type="float" office:value="0.001623">
            <text:p>0.001623</text:p>
          </table:table-cell>
          <table:table-cell office:value-type="float" office:value="0.019809">
            <text:p>0.019809</text:p>
          </table:table-cell>
          <table:table-cell office:value-type="float" office:value="0.150754">
            <text:p>0.150754</text:p>
          </table:table-cell>
          <table:table-cell office:value-type="float" office:value="0.152672">
            <text:p>0.152672</text:p>
          </table:table-cell>
          <table:table-cell office:value-type="float" office:value="60">
            <text:p>60</text:p>
          </table:table-cell>
          <table:table-cell office:value-type="float" office:value="398">
            <text:p>398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?o18 <text:s/>&lt;isConnectedTo&gt; <text:s/>?o70 <text:s/>?o70 <text:s/>&lt;isConnectedTo&gt; <text:s/>?s18 <text:s text:c="2"/>=&gt; ?s18 <text:s/>&lt;isConnectedTo&gt; <text:s/>?o18</text:p>
          </table:table-cell>
          <table:table-cell office:value-type="float" office:value="0.007467">
            <text:p>0.007467</text:p>
          </table:table-cell>
          <table:table-cell office:value-type="float" office:value="0.091119">
            <text:p>0.091119</text:p>
          </table:table-cell>
          <table:table-cell office:value-type="float" office:value="0.762431">
            <text:p>0.762431</text:p>
          </table:table-cell>
          <table:table-cell office:value-type="float" office:value="0.77095">
            <text:p>0.77095</text:p>
          </table:table-cell>
          <table:table-cell office:value-type="float" office:value="276">
            <text:p>276</text:p>
          </table:table-cell>
          <table:table-cell office:value-type="float" office:value="362">
            <text:p>362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?s70 <text:s/>&lt;isConnectedTo&gt; <text:s/>?s18 <text:s/>?o18 <text:s/>&lt;isConnectedTo&gt; <text:s/>?s70 <text:s text:c="2"/>=&gt; ?s18 <text:s/>&lt;isConnectedTo&gt; <text:s/>?o18</text:p>
          </table:table-cell>
          <table:table-cell office:value-type="float" office:value="0.007467">
            <text:p>0.007467</text:p>
          </table:table-cell>
          <table:table-cell office:value-type="float" office:value="0.091119">
            <text:p>0.091119</text:p>
          </table:table-cell>
          <table:table-cell office:value-type="float" office:value="0.762431">
            <text:p>0.762431</text:p>
          </table:table-cell>
          <table:table-cell office:value-type="float" office:value="0.77095">
            <text:p>0.77095</text:p>
          </table:table-cell>
          <table:table-cell office:value-type="float" office:value="276">
            <text:p>276</text:p>
          </table:table-cell>
          <table:table-cell office:value-type="float" office:value="362">
            <text:p>362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?s70 <text:s/>&lt;isConnectedTo&gt; <text:s/>?s18 <text:s/>?s70 <text:s/>&lt;isConnectedTo&gt; <text:s/>?o18 <text:s text:c="2"/>=&gt; ?s18 <text:s/>&lt;isConnectedTo&gt; <text:s/>?o18</text:p>
          </table:table-cell>
          <table:table-cell office:value-type="float" office:value="0.026107">
            <text:p>0.026107</text:p>
          </table:table-cell>
          <table:table-cell table:number-columns-repeated="3" office:value-type="float" office:value="0.318587">
            <text:p>0.318587</text:p>
          </table:table-cell>
          <table:table-cell office:value-type="float" office:value="965">
            <text:p>965</text:p>
          </table:table-cell>
          <table:table-cell office:value-type="float" office:value="3029">
            <text:p>3029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?s20 <text:s/>&lt;dealsWith&gt; <text:s/>?o74 <text:s/>?o74 <text:s/>&lt;hasCurrency&gt; <text:s/>?o20 <text:s text:c="2"/>=&gt; ?s20 <text:s/>&lt;hasCurrency&gt; <text:s/>?o20</text:p>
          </table:table-cell>
          <table:table-cell office:value-type="float" office:value="0.000523">
            <text:p>0.000523</text:p>
          </table:table-cell>
          <table:table-cell office:value-type="float" office:value="0.059783">
            <text:p>0.059783</text:p>
          </table:table-cell>
          <table:table-cell office:value-type="float" office:value="0.101852">
            <text:p>0.101852</text:p>
          </table:table-cell>
          <table:table-cell office:value-type="float" office:value="0.120879">
            <text:p>0.120879</text:p>
          </table:table-cell>
          <table:table-cell office:value-type="float" office:value="11">
            <text:p>11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?s21 <text:s/>&lt;dealsWith&gt; <text:s/>?o76 <text:s/>?o76 <text:s/>&lt;isLocatedIn&gt; <text:s/>?o21 <text:s text:c="2"/>=&gt; ?s21 <text:s/>&lt;isLocatedIn&gt; <text:s/>?o21</text:p>
          </table:table-cell>
          <table:table-cell office:value-type="float" office:value="0.004324">
            <text:p>0.004324</text:p>
          </table:table-cell>
          <table:table-cell office:value-type="float" office:value="0.010372">
            <text:p>0.010372</text:p>
          </table:table-cell>
          <table:table-cell office:value-type="float" office:value="0.834862">
            <text:p>0.834862</text:p>
          </table:table-cell>
          <table:table-cell office:value-type="float" office:value="0.858491">
            <text:p>0.858491</text:p>
          </table:table-cell>
          <table:table-cell office:value-type="float" office:value="91">
            <text:p>91</text:p>
          </table:table-cell>
          <table:table-cell office:value-type="float" office:value="109">
            <text:p>109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?s21 <text:s/>&lt;owns&gt; <text:s/>?o76 <text:s/>?o76 <text:s/>&lt;isLocatedIn&gt; <text:s/>?o21 <text:s text:c="2"/>=&gt; ?s21 <text:s/>&lt;isLocatedIn&gt; <text:s/>?o21</text:p>
          </table:table-cell>
          <table:table-cell office:value-type="float" office:value="0.001663">
            <text:p>0.001663</text:p>
          </table:table-cell>
          <table:table-cell office:value-type="float" office:value="0.003989">
            <text:p>0.003989</text:p>
          </table:table-cell>
          <table:table-cell office:value-type="float" office:value="0.126812">
            <text:p>0.126812</text:p>
          </table:table-cell>
          <table:table-cell office:value-type="float" office:value="0.271318">
            <text:p>0.271318</text:p>
          </table:table-cell>
          <table:table-cell office:value-type="float" office:value="35">
            <text:p>35</text:p>
          </table:table-cell>
          <table:table-cell office:value-type="float" office:value="276">
            <text:p>276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?s21 <text:s/>&lt;hasWebsite&gt; <text:s/>?o76 <text:s/>?o21 <text:s/>&lt;hasWebsite&gt; <text:s/>?o76 <text:s text:c="2"/>=&gt; ?s21 <text:s/>&lt;isLocatedIn&gt; <text:s/>?o21</text:p>
          </table:table-cell>
          <table:table-cell office:value-type="float" office:value="0.000665">
            <text:p>0.000665</text:p>
          </table:table-cell>
          <table:table-cell office:value-type="float" office:value="0.001596">
            <text:p>0.001596</text:p>
          </table:table-cell>
          <table:table-cell office:value-type="float" office:value="0.003117">
            <text:p>0.003117</text:p>
          </table:table-cell>
          <table:table-cell office:value-type="float" office:value="0.0049">
            <text:p>0.0049</text:p>
          </table:table-cell>
          <table:table-cell office:value-type="float" office:value="14">
            <text:p>14</text:p>
          </table:table-cell>
          <table:table-cell office:value-type="float" office:value="4492">
            <text:p>4492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?s21 <text:s/>&lt;hasCapital&gt; <text:s/>?o76 <text:s/>?o76 <text:s/>&lt;isLocatedIn&gt; <text:s/>?o21 <text:s text:c="2"/>=&gt; ?s21 <text:s/>&lt;isLocatedIn&gt; <text:s/>?o21</text:p>
          </table:table-cell>
          <table:table-cell office:value-type="float" office:value="0.003659">
            <text:p>0.003659</text:p>
          </table:table-cell>
          <table:table-cell office:value-type="float" office:value="0.008776">
            <text:p>0.008776</text:p>
          </table:table-cell>
          <table:table-cell office:value-type="float" office:value="0.478261">
            <text:p>0.478261</text:p>
          </table:table-cell>
          <table:table-cell office:value-type="float" office:value="0.620968">
            <text:p>0.620968</text:p>
          </table:table-cell>
          <table:table-cell office:value-type="float" office:value="77">
            <text:p>77</text:p>
          </table:table-cell>
          <table:table-cell office:value-type="float" office:value="161">
            <text:p>161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?s21 <text:s/>&lt;isConnectedTo&gt; <text:s/>?o76 <text:s/>?o76 <text:s/>&lt;isConnectedTo&gt; <text:s/>?o21 <text:s text:c="2"/>=&gt; ?s21 <text:s/>&lt;isLocatedIn&gt; <text:s/>?o21</text:p>
          </table:table-cell>
          <table:table-cell office:value-type="float" office:value="0.000618">
            <text:p>0.000618</text:p>
          </table:table-cell>
          <table:table-cell office:value-type="float" office:value="0.001482">
            <text:p>0.001482</text:p>
          </table:table-cell>
          <table:table-cell office:value-type="float" office:value="0.035912">
            <text:p>0.035912</text:p>
          </table:table-cell>
          <table:table-cell office:value-type="float" office:value="0.076923">
            <text:p>0.076923</text:p>
          </table:table-cell>
          <table:table-cell office:value-type="float" office:value="13">
            <text:p>13</text:p>
          </table:table-cell>
          <table:table-cell office:value-type="float" office:value="362">
            <text:p>362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?s21 <text:s/>&lt;participatedIn&gt; <text:s/>?o76 <text:s/>?o21 <text:s/>&lt;participatedIn&gt; <text:s/>?o76 <text:s text:c="2"/>=&gt; ?s21 <text:s/>&lt;isLocatedIn&gt; <text:s/>?o21</text:p>
          </table:table-cell>
          <table:table-cell office:value-type="float" office:value="0.000855">
            <text:p>0.000855</text:p>
          </table:table-cell>
          <table:table-cell office:value-type="float" office:value="0.002052">
            <text:p>0.002052</text:p>
          </table:table-cell>
          <table:table-cell office:value-type="float" office:value="0.059801">
            <text:p>0.059801</text:p>
          </table:table-cell>
          <table:table-cell office:value-type="float" office:value="0.078261">
            <text:p>0.078261</text:p>
          </table:table-cell>
          <table:table-cell office:value-type="float" office:value="18">
            <text:p>18</text:p>
          </table:table-cell>
          <table:table-cell office:value-type="float" office:value="301">
            <text:p>301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?s21 <text:s/>&lt;isLocatedIn&gt; <text:s/>?o76 <text:s/>?o21 <text:s/>&lt;isLocatedIn&gt; <text:s/>?o76 <text:s text:c="2"/>=&gt; ?s21 <text:s/>&lt;isLocatedIn&gt; <text:s/>?o21</text:p>
          </table:table-cell>
          <table:table-cell office:value-type="float" office:value="0.075366">
            <text:p>0.075366</text:p>
          </table:table-cell>
          <table:table-cell table:number-columns-repeated="3" office:value-type="float" office:value="0.180761">
            <text:p>0.180761</text:p>
          </table:table-cell>
          <table:table-cell office:value-type="float" office:value="1586">
            <text:p>1586</text:p>
          </table:table-cell>
          <table:table-cell office:value-type="float" office:value="8774">
            <text:p>8774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?s21 <text:s/>&lt;isLocatedIn&gt; <text:s/>?o76 <text:s/>?o21 <text:s/>&lt;hasCapital&gt; <text:s/>?o76 <text:s text:c="2"/>=&gt; ?s21 <text:s/>&lt;isLocatedIn&gt; <text:s/>?o21</text:p>
          </table:table-cell>
          <table:table-cell office:value-type="float" office:value="0.003374">
            <text:p>0.003374</text:p>
          </table:table-cell>
          <table:table-cell office:value-type="float" office:value="0.008092">
            <text:p>0.008092</text:p>
          </table:table-cell>
          <table:table-cell table:number-columns-repeated="2" office:value-type="float" office:value="0.246528">
            <text:p>0.246528</text:p>
          </table:table-cell>
          <table:table-cell office:value-type="float" office:value="71">
            <text:p>71</text:p>
          </table:table-cell>
          <table:table-cell office:value-type="float" office:value="288">
            <text:p>288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?s76 <text:s/>&lt;dealsWith&gt; <text:s/>?s21 <text:s/>?s76 <text:s/>&lt;isLocatedIn&gt; <text:s/>?o21 <text:s text:c="2"/>=&gt; ?s21 <text:s/>&lt;isLocatedIn&gt; <text:s/>?o21</text:p>
          </table:table-cell>
          <table:table-cell office:value-type="float" office:value="0.004514">
            <text:p>0.004514</text:p>
          </table:table-cell>
          <table:table-cell office:value-type="float" office:value="0.010827">
            <text:p>0.010827</text:p>
          </table:table-cell>
          <table:table-cell office:value-type="float" office:value="0.848214">
            <text:p>0.848214</text:p>
          </table:table-cell>
          <table:table-cell office:value-type="float" office:value="0.92233">
            <text:p>0.92233</text:p>
          </table:table-cell>
          <table:table-cell office:value-type="float" office:value="95">
            <text:p>95</text:p>
          </table:table-cell>
          <table:table-cell office:value-type="float" office:value="112">
            <text:p>112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?s76 <text:s/>&lt;owns&gt; <text:s/>?s21 <text:s/>?s76 <text:s/>&lt;isLocatedIn&gt; <text:s/>?o21 <text:s text:c="2"/>=&gt; ?s21 <text:s/>&lt;isLocatedIn&gt; <text:s/>?o21</text:p>
          </table:table-cell>
          <table:table-cell office:value-type="float" office:value="0.003944">
            <text:p>0.003944</text:p>
          </table:table-cell>
          <table:table-cell office:value-type="float" office:value="0.00946">
            <text:p>0.00946</text:p>
          </table:table-cell>
          <table:table-cell office:value-type="float" office:value="0.054931">
            <text:p>0.054931</text:p>
          </table:table-cell>
          <table:table-cell office:value-type="float" office:value="0.30855">
            <text:p>0.30855</text:p>
          </table:table-cell>
          <table:table-cell office:value-type="float" office:value="83">
            <text:p>83</text:p>
          </table:table-cell>
          <table:table-cell office:value-type="float" office:value="1511">
            <text:p>1511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?s76 <text:s/>&lt;owns&gt; <text:s/>?s21 <text:s/>?s76 <text:s/>&lt;hasCapital&gt; <text:s/>?o21 <text:s text:c="2"/>=&gt; ?s21 <text:s/>&lt;isLocatedIn&gt; <text:s/>?o21</text:p>
          </table:table-cell>
          <table:table-cell office:value-type="float" office:value="0.000618">
            <text:p>0.000618</text:p>
          </table:table-cell>
          <table:table-cell office:value-type="float" office:value="0.001482">
            <text:p>0.001482</text:p>
          </table:table-cell>
          <table:table-cell office:value-type="float" office:value="0.030162">
            <text:p>0.030162</text:p>
          </table:table-cell>
          <table:table-cell office:value-type="float" office:value="0.232143">
            <text:p>0.232143</text:p>
          </table:table-cell>
          <table:table-cell office:value-type="float" office:value="13">
            <text:p>13</text:p>
          </table:table-cell>
          <table:table-cell office:value-type="float" office:value="431">
            <text:p>431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?s76 <text:s/>&lt;graduatedFrom&gt; <text:s/>?s21 <text:s/>?s76 <text:s/>&lt;isCitizenOf&gt; <text:s/>?o21 <text:s text:c="2"/>=&gt; ?s21 <text:s/>&lt;isLocatedIn&gt; <text:s/>?o21</text:p>
          </table:table-cell>
          <table:table-cell office:value-type="float" office:value="0.000855">
            <text:p>0.000855</text:p>
          </table:table-cell>
          <table:table-cell office:value-type="float" office:value="0.002052">
            <text:p>0.002052</text:p>
          </table:table-cell>
          <table:table-cell office:value-type="float" office:value="0.346154">
            <text:p>0.346154</text:p>
          </table:table-cell>
          <table:table-cell office:value-type="float" office:value="0.4">
            <text:p>0.4</text:p>
          </table:table-cell>
          <table:table-cell office:value-type="float" office:value="18">
            <text:p>18</text:p>
          </table:table-cell>
          <table:table-cell office:value-type="float" office:value="52">
            <text:p>52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?s76 <text:s/>&lt;livesIn&gt; <text:s/>?s21 <text:s/>?s76 <text:s/>&lt;isCitizenOf&gt; <text:s/>?o21 <text:s text:c="2"/>=&gt; ?s21 <text:s/>&lt;isLocatedIn&gt; <text:s/>?o21</text:p>
          </table:table-cell>
          <table:table-cell office:value-type="float" office:value="0.000855">
            <text:p>0.000855</text:p>
          </table:table-cell>
          <table:table-cell office:value-type="float" office:value="0.002052">
            <text:p>0.002052</text:p>
          </table:table-cell>
          <table:table-cell office:value-type="float" office:value="0.418605">
            <text:p>0.418605</text:p>
          </table:table-cell>
          <table:table-cell office:value-type="float" office:value="0.6">
            <text:p>0.6</text:p>
          </table:table-cell>
          <table:table-cell office:value-type="float" office:value="18">
            <text:p>18</text:p>
          </table:table-cell>
          <table:table-cell office:value-type="float" office:value="43">
            <text:p>43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?s76 <text:s/>&lt;livesIn&gt; <text:s/>?s21 <text:s/>?s76 <text:s/>&lt;livesIn&gt; <text:s/>?o21 <text:s text:c="2"/>=&gt; ?s21 <text:s/>&lt;isLocatedIn&gt; <text:s/>?o21</text:p>
          </table:table-cell>
          <table:table-cell office:value-type="float" office:value="0.001331">
            <text:p>0.001331</text:p>
          </table:table-cell>
          <table:table-cell office:value-type="float" office:value="0.003191">
            <text:p>0.003191</text:p>
          </table:table-cell>
          <table:table-cell office:value-type="float" office:value="0.149733">
            <text:p>0.149733</text:p>
          </table:table-cell>
          <table:table-cell office:value-type="float" office:value="0.282828">
            <text:p>0.282828</text:p>
          </table:table-cell>
          <table:table-cell office:value-type="float" office:value="28">
            <text:p>28</text:p>
          </table:table-cell>
          <table:table-cell office:value-type="float" office:value="187">
            <text:p>187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?s76 <text:s/>&lt;diedIn&gt; <text:s/>?s21 <text:s/>?s76 <text:s/>&lt;isCitizenOf&gt; <text:s/>?o21 <text:s text:c="2"/>=&gt; ?s21 <text:s/>&lt;isLocatedIn&gt; <text:s/>?o21</text:p>
          </table:table-cell>
          <table:table-cell office:value-type="float" office:value="0.00076">
            <text:p>0.00076</text:p>
          </table:table-cell>
          <table:table-cell office:value-type="float" office:value="0.001824">
            <text:p>0.001824</text:p>
          </table:table-cell>
          <table:table-cell office:value-type="float" office:value="0.4">
            <text:p>0.4</text:p>
          </table:table-cell>
          <table:table-cell office:value-type="float" office:value="0.571429">
            <text:p>0.571429</text:p>
          </table:table-cell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?s76 <text:s/>&lt;wasBornIn&gt; <text:s/>?s21 <text:s/>?s76 <text:s/>&lt;isCitizenOf&gt; <text:s/>?o21 <text:s text:c="2"/>=&gt; ?s21 <text:s/>&lt;isLocatedIn&gt; <text:s/>?o21</text:p>
          </table:table-cell>
          <table:table-cell office:value-type="float" office:value="0.001568">
            <text:p>0.001568</text:p>
          </table:table-cell>
          <table:table-cell office:value-type="float" office:value="0.003761">
            <text:p>0.003761</text:p>
          </table:table-cell>
          <table:table-cell office:value-type="float" office:value="0.33">
            <text:p>0.33</text:p>
          </table:table-cell>
          <table:table-cell office:value-type="float" office:value="0.55">
            <text:p>0.55</text:p>
          </table:table-cell>
          <table:table-cell office:value-type="float" office:value="33">
            <text:p>33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?s76 <text:s/>&lt;isLocatedIn&gt; <text:s/>?s21 <text:s/>?s76 <text:s/>&lt;isLocatedIn&gt; <text:s/>?o21 <text:s text:c="2"/>=&gt; ?s21 <text:s/>&lt;isLocatedIn&gt; <text:s/>?o21</text:p>
          </table:table-cell>
          <table:table-cell office:value-type="float" office:value="0.054885">
            <text:p>0.054885</text:p>
          </table:table-cell>
          <table:table-cell office:value-type="float" office:value="0.131639">
            <text:p>0.131639</text:p>
          </table:table-cell>
          <table:table-cell office:value-type="float" office:value="0.176579">
            <text:p>0.176579</text:p>
          </table:table-cell>
          <table:table-cell office:value-type="float" office:value="0.673077">
            <text:p>0.673077</text:p>
          </table:table-cell>
          <table:table-cell office:value-type="float" office:value="1155">
            <text:p>1155</text:p>
          </table:table-cell>
          <table:table-cell office:value-type="float" office:value="6541">
            <text:p>6541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?s76 <text:s/>&lt;isConnectedTo&gt; <text:s/>?o21 <text:s/>?s21 <text:s/>&lt;isConnectedTo&gt; <text:s/>?s76 <text:s text:c="2"/>=&gt; ?s21 <text:s/>&lt;isLocatedIn&gt; <text:s/>?o21</text:p>
          </table:table-cell>
          <table:table-cell office:value-type="float" office:value="0.000618">
            <text:p>0.000618</text:p>
          </table:table-cell>
          <table:table-cell office:value-type="float" office:value="0.001482">
            <text:p>0.001482</text:p>
          </table:table-cell>
          <table:table-cell office:value-type="float" office:value="0.035912">
            <text:p>0.035912</text:p>
          </table:table-cell>
          <table:table-cell office:value-type="float" office:value="0.076923">
            <text:p>0.076923</text:p>
          </table:table-cell>
          <table:table-cell office:value-type="float" office:value="13">
            <text:p>13</text:p>
          </table:table-cell>
          <table:table-cell office:value-type="float" office:value="362">
            <text:p>362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?s76 <text:s/>&lt;isLocatedIn&gt; <text:s/>?o21 <text:s/>?s21 <text:s/>&lt;isLocatedIn&gt; <text:s/>?s76 <text:s text:c="2"/>=&gt; ?s21 <text:s/>&lt;isLocatedIn&gt; <text:s/>?o21</text:p>
          </table:table-cell>
          <table:table-cell office:value-type="float" office:value="0.075366">
            <text:p>0.075366</text:p>
          </table:table-cell>
          <table:table-cell office:value-type="float" office:value="0.180761">
            <text:p>0.180761</text:p>
          </table:table-cell>
          <table:table-cell table:number-columns-repeated="2" office:value-type="float" office:value="0.335448">
            <text:p>0.335448</text:p>
          </table:table-cell>
          <table:table-cell office:value-type="float" office:value="1586">
            <text:p>1586</text:p>
          </table:table-cell>
          <table:table-cell office:value-type="float" office:value="4728">
            <text:p>4728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?s22 <text:s/>&lt;dealsWith&gt; <text:s/>?o78 <text:s/>?o78 <text:s/>&lt;exports&gt; <text:s/>?o22 <text:s text:c="2"/>=&gt; ?s22 <text:s/>&lt;exports&gt; <text:s/>?o22</text:p>
          </table:table-cell>
          <table:table-cell office:value-type="float" office:value="0.000866">
            <text:p>0.000866</text:p>
          </table:table-cell>
          <table:table-cell office:value-type="float" office:value="0.205128">
            <text:p>0.205128</text:p>
          </table:table-cell>
          <table:table-cell table:number-columns-repeated="2" office:value-type="float" office:value="0.262295">
            <text:p>0.262295</text:p>
          </table:table-cell>
          <table:table-cell office:value-type="float" office:value="32">
            <text:p>32</text:p>
          </table:table-cell>
          <table:table-cell office:value-type="float" office:value="122">
            <text:p>122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?s24 <text:s/>&lt;dealsWith&gt; <text:s/>?o82 <text:s/>?o24 <text:s/>&lt;dealsWith&gt; <text:s/>?o82 <text:s text:c="2"/>=&gt; ?s24 <text:s/>&lt;dealsWith&gt; <text:s/>?o24</text:p>
          </table:table-cell>
          <table:table-cell office:value-type="float" office:value="0.001596">
            <text:p>0.001596</text:p>
          </table:table-cell>
          <table:table-cell office:value-type="float" office:value="0.513043">
            <text:p>0.513043</text:p>
          </table:table-cell>
          <table:table-cell office:value-type="float" office:value="0.536364">
            <text:p>0.536364</text:p>
          </table:table-cell>
          <table:table-cell office:value-type="float" office:value="0.893939">
            <text:p>0.893939</text:p>
          </table:table-cell>
          <table:table-cell office:value-type="float" office:value="59">
            <text:p>59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?s24 <text:s/>&lt;dealsWith&gt; <text:s/>?o82 <text:s/>?o82 <text:s/>&lt;dealsWith&gt; <text:s/>?o24 <text:s text:c="2"/>=&gt; ?s24 <text:s/>&lt;dealsWith&gt; <text:s/>?o24</text:p>
          </table:table-cell>
          <table:table-cell office:value-type="float" office:value="0.001272">
            <text:p>0.001272</text:p>
          </table:table-cell>
          <table:table-cell office:value-type="float" office:value="0.408696">
            <text:p>0.408696</text:p>
          </table:table-cell>
          <table:table-cell table:number-columns-repeated="2" office:value-type="float" office:value="0.559524">
            <text:p>0.559524</text:p>
          </table:table-cell>
          <table:table-cell office:value-type="float" office:value="47">
            <text:p>47</text:p>
          </table:table-cell>
          <table:table-cell office:value-type="float" office:value="84">
            <text:p>84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?s24 <text:s/>&lt;imports&gt; <text:s/>?o82 <text:s/>?o24 <text:s/>&lt;imports&gt; <text:s/>?o82 <text:s text:c="2"/>=&gt; ?s24 <text:s/>&lt;dealsWith&gt; <text:s/>?o24</text:p>
          </table:table-cell>
          <table:table-cell office:value-type="float" office:value="0.001272">
            <text:p>0.001272</text:p>
          </table:table-cell>
          <table:table-cell office:value-type="float" office:value="0.408696">
            <text:p>0.408696</text:p>
          </table:table-cell>
          <table:table-cell office:value-type="float" office:value="0.38843">
            <text:p>0.38843</text:p>
          </table:table-cell>
          <table:table-cell office:value-type="float" office:value="0.61039">
            <text:p>0.61039</text:p>
          </table:table-cell>
          <table:table-cell office:value-type="float" office:value="47">
            <text:p>47</text:p>
          </table:table-cell>
          <table:table-cell office:value-type="float" office:value="121">
            <text:p>121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?s24 <text:s/>&lt;imports&gt; <text:s/>?o82 <text:s/>?o24 <text:s/>&lt;exports&gt; <text:s/>?o82 <text:s text:c="2"/>=&gt; ?s24 <text:s/>&lt;dealsWith&gt; <text:s/>?o24</text:p>
          </table:table-cell>
          <table:table-cell office:value-type="float" office:value="0.000893">
            <text:p>0.000893</text:p>
          </table:table-cell>
          <table:table-cell office:value-type="float" office:value="0.286957">
            <text:p>0.286957</text:p>
          </table:table-cell>
          <table:table-cell office:value-type="float" office:value="0.302752">
            <text:p>0.302752</text:p>
          </table:table-cell>
          <table:table-cell office:value-type="float" office:value="0.452055">
            <text:p>0.452055</text:p>
          </table:table-cell>
          <table:table-cell office:value-type="float" office:value="33">
            <text:p>33</text:p>
          </table:table-cell>
          <table:table-cell office:value-type="float" office:value="109">
            <text:p>109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?s24 <text:s/>&lt;owns&gt; <text:s/>?o82 <text:s/>?o24 <text:s/>&lt;owns&gt; <text:s/>?o82 <text:s text:c="2"/>=&gt; ?s24 <text:s/>&lt;dealsWith&gt; <text:s/>?o24</text:p>
          </table:table-cell>
          <table:table-cell office:value-type="float" office:value="0.000676">
            <text:p>0.000676</text:p>
          </table:table-cell>
          <table:table-cell office:value-type="float" office:value="0.217391">
            <text:p>0.217391</text:p>
          </table:table-cell>
          <table:table-cell office:value-type="float" office:value="0.025329">
            <text:p>0.025329</text:p>
          </table:table-cell>
          <table:table-cell office:value-type="float" office:value="0.416667">
            <text:p>0.416667</text:p>
          </table:table-cell>
          <table:table-cell office:value-type="float" office:value="25">
            <text:p>25</text:p>
          </table:table-cell>
          <table:table-cell office:value-type="float" office:value="987">
            <text:p>987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?s24 <text:s/>&lt;participatedIn&gt; <text:s/>?o82 <text:s/>?o24 <text:s/>&lt;participatedIn&gt; <text:s/>?o82 <text:s text:c="2"/>=&gt; ?s24 <text:s/>&lt;dealsWith&gt; <text:s/>?o24</text:p>
          </table:table-cell>
          <table:table-cell office:value-type="float" office:value="0.001813">
            <text:p>0.001813</text:p>
          </table:table-cell>
          <table:table-cell office:value-type="float" office:value="0.582609">
            <text:p>0.582609</text:p>
          </table:table-cell>
          <table:table-cell office:value-type="float" office:value="0.222591">
            <text:p>0.222591</text:p>
          </table:table-cell>
          <table:table-cell office:value-type="float" office:value="0.656863">
            <text:p>0.656863</text:p>
          </table:table-cell>
          <table:table-cell office:value-type="float" office:value="67">
            <text:p>67</text:p>
          </table:table-cell>
          <table:table-cell office:value-type="float" office:value="301">
            <text:p>301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?s24 <text:s/>&lt;hasOfficialLanguage&gt; <text:s/>?o82 <text:s/>?o24 <text:s/>&lt;hasOfficialLanguage&gt; <text:s/>?o82 <text:s text:c="2"/>=&gt; ?s24 <text:s/>&lt;dealsWith&gt; <text:s/>?o24</text:p>
          </table:table-cell>
          <table:table-cell office:value-type="float" office:value="0.000893">
            <text:p>0.000893</text:p>
          </table:table-cell>
          <table:table-cell office:value-type="float" office:value="0.286957">
            <text:p>0.286957</text:p>
          </table:table-cell>
          <table:table-cell office:value-type="float" office:value="0.172775">
            <text:p>0.172775</text:p>
          </table:table-cell>
          <table:table-cell office:value-type="float" office:value="0.39759">
            <text:p>0.39759</text:p>
          </table:table-cell>
          <table:table-cell office:value-type="float" office:value="33">
            <text:p>33</text:p>
          </table:table-cell>
          <table:table-cell office:value-type="float" office:value="191">
            <text:p>191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?s24 <text:s/>&lt;isLocatedIn&gt; <text:s/>?o82 <text:s/>?o24 <text:s/>&lt;isLocatedIn&gt; <text:s/>?o82 <text:s text:c="2"/>=&gt; ?s24 <text:s/>&lt;dealsWith&gt; <text:s/>?o24</text:p>
          </table:table-cell>
          <table:table-cell office:value-type="float" office:value="0.00257">
            <text:p>0.00257</text:p>
          </table:table-cell>
          <table:table-cell office:value-type="float" office:value="0.826087">
            <text:p>0.826087</text:p>
          </table:table-cell>
          <table:table-cell office:value-type="float" office:value="0.010827">
            <text:p>0.010827</text:p>
          </table:table-cell>
          <table:table-cell office:value-type="float" office:value="0.904762">
            <text:p>0.904762</text:p>
          </table:table-cell>
          <table:table-cell office:value-type="float" office:value="95">
            <text:p>95</text:p>
          </table:table-cell>
          <table:table-cell office:value-type="float" office:value="8774">
            <text:p>8774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?s24 <text:s/>&lt;exports&gt; <text:s/>?o82 <text:s/>?o24 <text:s/>&lt;imports&gt; <text:s/>?o82 <text:s text:c="2"/>=&gt; ?s24 <text:s/>&lt;dealsWith&gt; <text:s/>?o24</text:p>
          </table:table-cell>
          <table:table-cell office:value-type="float" office:value="0.000703">
            <text:p>0.000703</text:p>
          </table:table-cell>
          <table:table-cell office:value-type="float" office:value="0.226087">
            <text:p>0.226087</text:p>
          </table:table-cell>
          <table:table-cell office:value-type="float" office:value="0.216667">
            <text:p>0.216667</text:p>
          </table:table-cell>
          <table:table-cell office:value-type="float" office:value="0.342105">
            <text:p>0.342105</text:p>
          </table:table-cell>
          <table:table-cell office:value-type="float" office:value="26">
            <text:p>26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?s24 <text:s/>&lt;exports&gt; <text:s/>?o82 <text:s/>?o24 <text:s/>&lt;exports&gt; <text:s/>?o82 <text:s text:c="2"/>=&gt; ?s24 <text:s/>&lt;dealsWith&gt; <text:s/>?o24</text:p>
          </table:table-cell>
          <table:table-cell office:value-type="float" office:value="0.001434">
            <text:p>0.001434</text:p>
          </table:table-cell>
          <table:table-cell office:value-type="float" office:value="0.46087">
            <text:p>0.46087</text:p>
          </table:table-cell>
          <table:table-cell office:value-type="float" office:value="0.434426">
            <text:p>0.434426</text:p>
          </table:table-cell>
          <table:table-cell office:value-type="float" office:value="0.679487">
            <text:p>0.679487</text:p>
          </table:table-cell>
          <table:table-cell office:value-type="float" office:value="53">
            <text:p>53</text:p>
          </table:table-cell>
          <table:table-cell office:value-type="float" office:value="122">
            <text:p>122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?o24 <text:s/>&lt;dealsWith&gt; <text:s/>?o82 <text:s/>?o82 <text:s/>&lt;dealsWith&gt; <text:s/>?s24 <text:s text:c="2"/>=&gt; ?s24 <text:s/>&lt;dealsWith&gt; <text:s/>?o24</text:p>
          </table:table-cell>
          <table:table-cell office:value-type="float" office:value="0.000541">
            <text:p>0.000541</text:p>
          </table:table-cell>
          <table:table-cell office:value-type="float" office:value="0.173913">
            <text:p>0.173913</text:p>
          </table:table-cell>
          <table:table-cell office:value-type="float" office:value="0.186916">
            <text:p>0.186916</text:p>
          </table:table-cell>
          <table:table-cell office:value-type="float" office:value="0.307692">
            <text:p>0.307692</text:p>
          </table:table-cell>
          <table:table-cell office:value-type="float" office:value="20">
            <text:p>20</text:p>
          </table:table-cell>
          <table:table-cell office:value-type="float" office:value="107">
            <text:p>107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?s82 <text:s/>&lt;dealsWith&gt; <text:s/>?s24 <text:s/>?o24 <text:s/>&lt;dealsWith&gt; <text:s/>?s82 <text:s text:c="2"/>=&gt; ?s24 <text:s/>&lt;dealsWith&gt; <text:s/>?o24</text:p>
          </table:table-cell>
          <table:table-cell office:value-type="float" office:value="0.000541">
            <text:p>0.000541</text:p>
          </table:table-cell>
          <table:table-cell office:value-type="float" office:value="0.173913">
            <text:p>0.173913</text:p>
          </table:table-cell>
          <table:table-cell office:value-type="float" office:value="0.186916">
            <text:p>0.186916</text:p>
          </table:table-cell>
          <table:table-cell office:value-type="float" office:value="0.307692">
            <text:p>0.307692</text:p>
          </table:table-cell>
          <table:table-cell office:value-type="float" office:value="20">
            <text:p>20</text:p>
          </table:table-cell>
          <table:table-cell office:value-type="float" office:value="107">
            <text:p>107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?s82 <text:s/>&lt;dealsWith&gt; <text:s/>?s24 <text:s/>?s82 <text:s/>&lt;dealsWith&gt; <text:s/>?o24 <text:s text:c="2"/>=&gt; ?s24 <text:s/>&lt;dealsWith&gt; <text:s/>?o24</text:p>
          </table:table-cell>
          <table:table-cell office:value-type="float" office:value="0.001272">
            <text:p>0.001272</text:p>
          </table:table-cell>
          <table:table-cell table:number-columns-repeated="3" office:value-type="float" office:value="0.408696">
            <text:p>0.408696</text:p>
          </table:table-cell>
          <table:table-cell office:value-type="float" office:value="47">
            <text:p>47</text:p>
          </table:table-cell>
          <table:table-cell office:value-type="float" office:value="115">
            <text:p>115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?s26 <text:s/>&lt;isCitizenOf&gt; <text:s/>?o86 <text:s/>?o26 <text:s/>&lt;isLocatedIn&gt; <text:s/>?o86 <text:s text:c="2"/>=&gt; ?s26 <text:s/>&lt;graduatedFrom&gt; <text:s/>?o26</text:p>
          </table:table-cell>
          <table:table-cell office:value-type="float" office:value="0.000998">
            <text:p>0.000998</text:p>
          </table:table-cell>
          <table:table-cell office:value-type="float" office:value="0.082677">
            <text:p>0.082677</text:p>
          </table:table-cell>
          <table:table-cell office:value-type="float" office:value="0.072664">
            <text:p>0.072664</text:p>
          </table:table-cell>
          <table:table-cell office:value-type="float" office:value="0.355932">
            <text:p>0.355932</text:p>
          </table:table-cell>
          <table:table-cell office:value-type="float" office:value="21">
            <text:p>21</text:p>
          </table:table-cell>
          <table:table-cell office:value-type="float" office:value="289">
            <text:p>289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?s27 <text:s/>&lt;influences&gt; <text:s/>?o88 <text:s/>?o27 <text:s/>&lt;influences&gt; <text:s/>?o88 <text:s text:c="2"/>=&gt; ?s27 <text:s/>&lt;influences&gt; <text:s/>?o27</text:p>
          </table:table-cell>
          <table:table-cell office:value-type="float" office:value="0.00514">
            <text:p>0.00514</text:p>
          </table:table-cell>
          <table:table-cell office:value-type="float" office:value="0.090953">
            <text:p>0.090953</text:p>
          </table:table-cell>
          <table:table-cell office:value-type="float" office:value="0.431818">
            <text:p>0.431818</text:p>
          </table:table-cell>
          <table:table-cell office:value-type="float" office:value="0.498688">
            <text:p>0.498688</text:p>
          </table:table-cell>
          <table:table-cell office:value-type="float" office:value="190">
            <text:p>190</text:p>
          </table:table-cell>
          <table:table-cell office:value-type="float" office:value="440">
            <text:p>440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?s27 <text:s/>&lt;influences&gt; <text:s/>?o88 <text:s/>?o88 <text:s/>&lt;influences&gt; <text:s/>?o27 <text:s text:c="2"/>=&gt; ?s27 <text:s/>&lt;influences&gt; <text:s/>?o27</text:p>
          </table:table-cell>
          <table:table-cell office:value-type="float" office:value="0.010226">
            <text:p>0.010226</text:p>
          </table:table-cell>
          <table:table-cell office:value-type="float" office:value="0.180948">
            <text:p>0.180948</text:p>
          </table:table-cell>
          <table:table-cell table:number-columns-repeated="2" office:value-type="float" office:value="0.19335">
            <text:p>0.19335</text:p>
          </table:table-cell>
          <table:table-cell office:value-type="float" office:value="378">
            <text:p>378</text:p>
          </table:table-cell>
          <table:table-cell office:value-type="float" office:value="1955">
            <text:p>1955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?s27 <text:s/>&lt;hasGender&gt; <text:s/>?o88 <text:s/>?o27 <text:s/>&lt;hasGender&gt; <text:s/>?o88 <text:s text:c="2"/>=&gt; ?s27 <text:s/>&lt;influences&gt; <text:s/>?o27</text:p>
          </table:table-cell>
          <table:table-cell office:value-type="float" office:value="0.018316">
            <text:p>0.018316</text:p>
          </table:table-cell>
          <table:table-cell office:value-type="float" office:value="0.324079">
            <text:p>0.324079</text:p>
          </table:table-cell>
          <table:table-cell office:value-type="float" office:value="0.095662">
            <text:p>0.095662</text:p>
          </table:table-cell>
          <table:table-cell office:value-type="float" office:value="0.901465">
            <text:p>0.901465</text:p>
          </table:table-cell>
          <table:table-cell office:value-type="float" office:value="677">
            <text:p>677</text:p>
          </table:table-cell>
          <table:table-cell office:value-type="float" office:value="7077">
            <text:p>7077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?s27 <text:s/>&lt;hasWonPrize&gt; <text:s/>?o88 <text:s/>?o27 <text:s/>&lt;hasWonPrize&gt; <text:s/>?o88 <text:s text:c="2"/>=&gt; ?s27 <text:s/>&lt;influences&gt; <text:s/>?o27</text:p>
          </table:table-cell>
          <table:table-cell office:value-type="float" office:value="0.000676">
            <text:p>0.000676</text:p>
          </table:table-cell>
          <table:table-cell office:value-type="float" office:value="0.011967">
            <text:p>0.011967</text:p>
          </table:table-cell>
          <table:table-cell office:value-type="float" office:value="0.062035">
            <text:p>0.062035</text:p>
          </table:table-cell>
          <table:table-cell office:value-type="float" office:value="0.201613">
            <text:p>0.201613</text:p>
          </table:table-cell>
          <table:table-cell office:value-type="float" office:value="25">
            <text:p>25</text:p>
          </table:table-cell>
          <table:table-cell office:value-type="float" office:value="403">
            <text:p>403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?s88 <text:s/>&lt;influences&gt; <text:s/>?s27 <text:s/>?s88 <text:s/>&lt;influences&gt; <text:s/>?o27 <text:s text:c="2"/>=&gt; ?s27 <text:s/>&lt;influences&gt; <text:s/>?o27</text:p>
          </table:table-cell>
          <table:table-cell office:value-type="float" office:value="0.010226">
            <text:p>0.010226</text:p>
          </table:table-cell>
          <table:table-cell table:number-columns-repeated="3" office:value-type="float" office:value="0.180948">
            <text:p>0.180948</text:p>
          </table:table-cell>
          <table:table-cell office:value-type="float" office:value="378">
            <text:p>378</text:p>
          </table:table-cell>
          <table:table-cell office:value-type="float" office:value="2089">
            <text:p>2089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?s29 <text:s/>&lt;hasChild&gt; <text:s/>?o92 <text:s/>?o92 <text:s/>&lt;hasGender&gt; <text:s/>?o29 <text:s text:c="2"/>=&gt; ?s29 <text:s/>&lt;hasGender&gt; <text:s/>?o29</text:p>
          </table:table-cell>
          <table:table-cell office:value-type="float" office:value="0.007936">
            <text:p>0.007936</text:p>
          </table:table-cell>
          <table:table-cell office:value-type="float" office:value="0.023598">
            <text:p>0.023598</text:p>
          </table:table-cell>
          <table:table-cell office:value-type="float" office:value="0.506061">
            <text:p>0.506061</text:p>
          </table:table-cell>
          <table:table-cell office:value-type="float" office:value="0.710638">
            <text:p>0.710638</text:p>
          </table:table-cell>
          <table:table-cell office:value-type="float" office:value="167">
            <text:p>167</text:p>
          </table:table-cell>
          <table:table-cell office:value-type="float" office:value="330">
            <text:p>330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?s29 <text:s/>&lt;created&gt; <text:s/>?o92 <text:s/>?o92 <text:s/>&lt;hasGender&gt; <text:s/>?o29 <text:s text:c="2"/>=&gt; ?s29 <text:s/>&lt;hasGender&gt; <text:s/>?o29</text:p>
          </table:table-cell>
          <table:table-cell office:value-type="float" office:value="0.00057">
            <text:p>0.00057</text:p>
          </table:table-cell>
          <table:table-cell office:value-type="float" office:value="0.001696">
            <text:p>0.001696</text:p>
          </table:table-cell>
          <table:table-cell office:value-type="float" office:value="0.75">
            <text:p>0.75</text:p>
          </table:table-cell>
          <table:table-cell office:value-type="float" office:value="0.923077">
            <text:p>0.923077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?s29 <text:s/>&lt;influences&gt; <text:s/>?o92 <text:s/>?o92 <text:s/>&lt;hasGender&gt; <text:s/>?o29 <text:s text:c="2"/>=&gt; ?s29 <text:s/>&lt;hasGender&gt; <text:s/>?o29</text:p>
          </table:table-cell>
          <table:table-cell office:value-type="float" office:value="0.013971">
            <text:p>0.013971</text:p>
          </table:table-cell>
          <table:table-cell office:value-type="float" office:value="0.041543">
            <text:p>0.041543</text:p>
          </table:table-cell>
          <table:table-cell table:number-columns-repeated="2" office:value-type="float" office:value="0.939297">
            <text:p>0.939297</text:p>
          </table:table-cell>
          <table:table-cell office:value-type="float" office:value="294">
            <text:p>294</text:p>
          </table:table-cell>
          <table:table-cell office:value-type="float" office:value="313">
            <text:p>313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?s29 <text:s/>&lt;holdsPoliticalPosition&gt; <text:s/>?o92 <text:s/>?o92 <text:s/>&lt;hasGender&gt; <text:s/>?o29 <text:s text:c="2"/>=&gt; ?s29 <text:s/>&lt;hasGender&gt; <text:s/>?o29</text:p>
          </table:table-cell>
          <table:table-cell office:value-type="float" office:value="0.000665">
            <text:p>0.000665</text:p>
          </table:table-cell>
          <table:table-cell office:value-type="float" office:value="0.001978">
            <text:p>0.001978</text:p>
          </table:table-cell>
          <table:table-cell table:number-columns-repeated="2" office:value-type="float" office:value="0.777778">
            <text:p>0.777778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?s29 <text:s/>&lt;isMarriedTo&gt; <text:s/>?o92 <text:s/>?o92 <text:s/>&lt;hasGender&gt; <text:s/>?o29 <text:s text:c="2"/>=&gt; ?s29 <text:s/>&lt;hasGender&gt; <text:s/>?o29</text:p>
          </table:table-cell>
          <table:table-cell office:value-type="float" office:value="0.001045">
            <text:p>0.001045</text:p>
          </table:table-cell>
          <table:table-cell office:value-type="float" office:value="0.003109">
            <text:p>0.003109</text:p>
          </table:table-cell>
          <table:table-cell office:value-type="float" office:value="0.041045">
            <text:p>0.041045</text:p>
          </table:table-cell>
          <table:table-cell office:value-type="float" office:value="0.059299">
            <text:p>0.059299</text:p>
          </table:table-cell>
          <table:table-cell office:value-type="float" office:value="22">
            <text:p>22</text:p>
          </table:table-cell>
          <table:table-cell office:value-type="float" office:value="536">
            <text:p>536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?s29 <text:s/>&lt;hasAcademicAdvisor&gt; <text:s/>?o92 <text:s/>?o92 <text:s/>&lt;hasGender&gt; <text:s/>?o29 <text:s text:c="2"/>=&gt; ?s29 <text:s/>&lt;hasGender&gt; <text:s/>?o29</text:p>
          </table:table-cell>
          <table:table-cell office:value-type="float" office:value="0.000998">
            <text:p>0.000998</text:p>
          </table:table-cell>
          <table:table-cell office:value-type="float" office:value="0.002967">
            <text:p>0.002967</text:p>
          </table:table-cell>
          <table:table-cell table:number-columns-repeated="2" office:value-type="float" office:value="0.913043">
            <text:p>0.913043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?s92 <text:s/>&lt;hasChild&gt; <text:s/>?s29 <text:s/>?s92 <text:s/>&lt;hasGender&gt; <text:s/>?o29 <text:s text:c="2"/>=&gt; ?s29 <text:s/>&lt;hasGender&gt; <text:s/>?o29</text:p>
          </table:table-cell>
          <table:table-cell office:value-type="float" office:value="0.012213">
            <text:p>0.012213</text:p>
          </table:table-cell>
          <table:table-cell office:value-type="float" office:value="0.036315">
            <text:p>0.036315</text:p>
          </table:table-cell>
          <table:table-cell office:value-type="float" office:value="0.293044">
            <text:p>0.293044</text:p>
          </table:table-cell>
          <table:table-cell office:value-type="float" office:value="0.719888">
            <text:p>0.719888</text:p>
          </table:table-cell>
          <table:table-cell office:value-type="float" office:value="257">
            <text:p>257</text:p>
          </table:table-cell>
          <table:table-cell office:value-type="float" office:value="877">
            <text:p>877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?s92 <text:s/>&lt;holdsPoliticalPosition&gt; <text:s/>?s29 <text:s/>?s92 <text:s/>&lt;hasGender&gt; <text:s/>?o29 <text:s text:c="2"/>=&gt; ?s29 <text:s/>&lt;hasGender&gt; <text:s/>?o29</text:p>
          </table:table-cell>
          <table:table-cell office:value-type="float" office:value="0.000618">
            <text:p>0.000618</text:p>
          </table:table-cell>
          <table:table-cell office:value-type="float" office:value="0.001837">
            <text:p>0.001837</text:p>
          </table:table-cell>
          <table:table-cell office:value-type="float" office:value="0.361111">
            <text:p>0.361111</text:p>
          </table:table-cell>
          <table:table-cell office:value-type="float" office:value="0.764706">
            <text:p>0.764706</text:p>
          </table:table-cell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?s92 <text:s/>&lt;created&gt; <text:s/>?s29 <text:s/>?s92 <text:s/>&lt;hasGender&gt; <text:s/>?o29 <text:s text:c="2"/>=&gt; ?s29 <text:s/>&lt;hasGender&gt; <text:s/>?o29</text:p>
          </table:table-cell>
          <table:table-cell office:value-type="float" office:value="0.000903">
            <text:p>0.000903</text:p>
          </table:table-cell>
          <table:table-cell office:value-type="float" office:value="0.002685">
            <text:p>0.002685</text:p>
          </table:table-cell>
          <table:table-cell office:value-type="float" office:value="0.004945">
            <text:p>0.004945</text:p>
          </table:table-cell>
          <table:table-cell office:value-type="float" office:value="0.95">
            <text:p>0.95</text:p>
          </table:table-cell>
          <table:table-cell office:value-type="float" office:value="19">
            <text:p>19</text:p>
          </table:table-cell>
          <table:table-cell office:value-type="float" office:value="3842">
            <text:p>3842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?s92 <text:s/>&lt;influences&gt; <text:s/>?s29 <text:s/>?s92 <text:s/>&lt;hasGender&gt; <text:s/>?o29 <text:s text:c="2"/>=&gt; ?s29 <text:s/>&lt;hasGender&gt; <text:s/>?o29</text:p>
          </table:table-cell>
          <table:table-cell office:value-type="float" office:value="0.032171">
            <text:p>0.032171</text:p>
          </table:table-cell>
          <table:table-cell office:value-type="float" office:value="0.095662">
            <text:p>0.095662</text:p>
          </table:table-cell>
          <table:table-cell office:value-type="float" office:value="0.324079">
            <text:p>0.324079</text:p>
          </table:table-cell>
          <table:table-cell office:value-type="float" office:value="0.901465">
            <text:p>0.901465</text:p>
          </table:table-cell>
          <table:table-cell office:value-type="float" office:value="677">
            <text:p>677</text:p>
          </table:table-cell>
          <table:table-cell office:value-type="float" office:value="2089">
            <text:p>2089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?s33 <text:s/>&lt;hasGender&gt; <text:s/>?o100 <text:s/>?o33 <text:s/>&lt;hasGender&gt; <text:s/>?o100 <text:s text:c="2"/>=&gt; ?s33 <text:s/>&lt;hasAcademicAdvisor&gt; <text:s/>?o33</text:p>
          </table:table-cell>
          <table:table-cell office:value-type="float" office:value="0.000568">
            <text:p>0.000568</text:p>
          </table:table-cell>
          <table:table-cell office:value-type="float" office:value="0.567568">
            <text:p>0.567568</text:p>
          </table:table-cell>
          <table:table-cell office:value-type="float" office:value="0.002967">
            <text:p>0.002967</text:p>
          </table:table-cell>
          <table:table-cell office:value-type="float" office:value="0.913043">
            <text:p>0.913043</text:p>
          </table:table-cell>
          <table:table-cell office:value-type="float" office:value="21">
            <text:p>21</text:p>
          </table:table-cell>
          <table:table-cell office:value-type="float" office:value="7077">
            <text:p>7077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?s34 <text:s/>&lt;graduatedFrom&gt; <text:s/>?o102 <text:s/>?o102 <text:s/>&lt;isLocatedIn&gt; <text:s/>?o34 <text:s text:c="2"/>=&gt; ?s34 <text:s/>&lt;isCitizenOf&gt; <text:s/>?o34</text:p>
          </table:table-cell>
          <table:table-cell office:value-type="float" office:value="0.000998">
            <text:p>0.000998</text:p>
          </table:table-cell>
          <table:table-cell office:value-type="float" office:value="0.070707">
            <text:p>0.070707</text:p>
          </table:table-cell>
          <table:table-cell office:value-type="float" office:value="0.108808">
            <text:p>0.108808</text:p>
          </table:table-cell>
          <table:table-cell office:value-type="float" office:value="0.388889">
            <text:p>0.388889</text:p>
          </table:table-cell>
          <table:table-cell office:value-type="float" office:value="21">
            <text:p>21</text:p>
          </table:table-cell>
          <table:table-cell office:value-type="float" office:value="193">
            <text:p>193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?s34 <text:s/>&lt;livesIn&gt; <text:s/>?o102 <text:s/>?o102 <text:s/>&lt;isLocatedIn&gt; <text:s/>?o34 <text:s text:c="2"/>=&gt; ?s34 <text:s/>&lt;isCitizenOf&gt; <text:s/>?o34</text:p>
          </table:table-cell>
          <table:table-cell office:value-type="float" office:value="0.000808">
            <text:p>0.000808</text:p>
          </table:table-cell>
          <table:table-cell office:value-type="float" office:value="0.057239">
            <text:p>0.057239</text:p>
          </table:table-cell>
          <table:table-cell office:value-type="float" office:value="0.153153">
            <text:p>0.153153</text:p>
          </table:table-cell>
          <table:table-cell office:value-type="float" office:value="0.548387">
            <text:p>0.548387</text:p>
          </table:table-cell>
          <table:table-cell office:value-type="float" office:value="17">
            <text:p>17</text:p>
          </table:table-cell>
          <table:table-cell office:value-type="float" office:value="111">
            <text:p>111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?s34 <text:s/>&lt;diedIn&gt; <text:s/>?o102 <text:s/>?o34 <text:s/>&lt;hasCapital&gt; <text:s/>?o102 <text:s text:c="2"/>=&gt; ?s34 <text:s/>&lt;isCitizenOf&gt; <text:s/>?o34</text:p>
          </table:table-cell>
          <table:table-cell office:value-type="float" office:value="0.000618">
            <text:p>0.000618</text:p>
          </table:table-cell>
          <table:table-cell office:value-type="float" office:value="0.043771">
            <text:p>0.043771</text:p>
          </table:table-cell>
          <table:table-cell office:value-type="float" office:value="0.12037">
            <text:p>0.12037</text:p>
          </table:table-cell>
          <table:table-cell office:value-type="float" office:value="0.65">
            <text:p>0.65</text:p>
          </table:table-cell>
          <table:table-cell office:value-type="float" office:value="13">
            <text:p>13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?s34 <text:s/>&lt;diedIn&gt; <text:s/>?o102 <text:s/>?o102 <text:s/>&lt;isLocatedIn&gt; <text:s/>?o34 <text:s text:c="2"/>=&gt; ?s34 <text:s/>&lt;isCitizenOf&gt; <text:s/>?o34</text:p>
          </table:table-cell>
          <table:table-cell office:value-type="float" office:value="0.000855">
            <text:p>0.000855</text:p>
          </table:table-cell>
          <table:table-cell office:value-type="float" office:value="0.060606">
            <text:p>0.060606</text:p>
          </table:table-cell>
          <table:table-cell office:value-type="float" office:value="0.085714">
            <text:p>0.085714</text:p>
          </table:table-cell>
          <table:table-cell office:value-type="float" office:value="0.5625">
            <text:p>0.5625</text:p>
          </table:table-cell>
          <table:table-cell office:value-type="float" office:value="18">
            <text:p>18</text:p>
          </table:table-cell>
          <table:table-cell office:value-type="float" office:value="210">
            <text:p>210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?s34 <text:s/>&lt;wasBornIn&gt; <text:s/>?o102 <text:s/>?o102 <text:s/>&lt;isLocatedIn&gt; <text:s/>?o34 <text:s text:c="2"/>=&gt; ?s34 <text:s/>&lt;isCitizenOf&gt; <text:s/>?o34</text:p>
          </table:table-cell>
          <table:table-cell office:value-type="float" office:value="0.001948">
            <text:p>0.001948</text:p>
          </table:table-cell>
          <table:table-cell office:value-type="float" office:value="0.138047">
            <text:p>0.138047</text:p>
          </table:table-cell>
          <table:table-cell office:value-type="float" office:value="0.058405">
            <text:p>0.058405</text:p>
          </table:table-cell>
          <table:table-cell office:value-type="float" office:value="0.585714">
            <text:p>0.585714</text:p>
          </table:table-cell>
          <table:table-cell office:value-type="float" office:value="41">
            <text:p>41</text:p>
          </table:table-cell>
          <table:table-cell office:value-type="float" office:value="702">
            <text:p>702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?s34 <text:s/>&lt;isAffiliatedTo&gt; <text:s/>?o102 <text:s/>?o102 <text:s/>&lt;isLocatedIn&gt; <text:s/>?o34 <text:s text:c="2"/>=&gt; ?s34 <text:s/>&lt;isCitizenOf&gt; <text:s/>?o34</text:p>
          </table:table-cell>
          <table:table-cell office:value-type="float" office:value="0.000618">
            <text:p>0.000618</text:p>
          </table:table-cell>
          <table:table-cell office:value-type="float" office:value="0.043771">
            <text:p>0.043771</text:p>
          </table:table-cell>
          <table:table-cell office:value-type="float" office:value="0.055085">
            <text:p>0.055085</text:p>
          </table:table-cell>
          <table:table-cell office:value-type="float" office:value="0.382353">
            <text:p>0.382353</text:p>
          </table:table-cell>
          <table:table-cell office:value-type="float" office:value="13">
            <text:p>13</text:p>
          </table:table-cell>
          <table:table-cell office:value-type="float" office:value="236">
            <text:p>236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?s35 <text:s/>&lt;dealsWith&gt; <text:s/>?o104 <text:s/>?o104 <text:s/>&lt;participatedIn&gt; <text:s/>?o35 <text:s text:c="2"/>=&gt; ?s35 <text:s/>&lt;participatedIn&gt; <text:s/>?o35</text:p>
          </table:table-cell>
          <table:table-cell office:value-type="float" office:value="0.016557">
            <text:p>0.016557</text:p>
          </table:table-cell>
          <table:table-cell office:value-type="float" office:value="0.136455">
            <text:p>0.136455</text:p>
          </table:table-cell>
          <table:table-cell table:number-columns-repeated="2" office:value-type="float" office:value="0.205507">
            <text:p>0.205507</text:p>
          </table:table-cell>
          <table:table-cell office:value-type="float" office:value="612">
            <text:p>612</text:p>
          </table:table-cell>
          <table:table-cell office:value-type="float" office:value="2978">
            <text:p>2978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?s38 <text:s/>&lt;hasChild&gt; <text:s/>?o110 <text:s/>?o38 <text:s/>&lt;hasChild&gt; <text:s/>?o110 <text:s text:c="2"/>=&gt; ?s38 <text:s/>&lt;isMarriedTo&gt; <text:s/>?o38</text:p>
          </table:table-cell>
          <table:table-cell office:value-type="float" office:value="0.003328">
            <text:p>0.003328</text:p>
          </table:table-cell>
          <table:table-cell office:value-type="float" office:value="0.142526">
            <text:p>0.142526</text:p>
          </table:table-cell>
          <table:table-cell office:value-type="float" office:value="0.22323">
            <text:p>0.22323</text:p>
          </table:table-cell>
          <table:table-cell office:value-type="float" office:value="0.650794">
            <text:p>0.650794</text:p>
          </table:table-cell>
          <table:table-cell office:value-type="float" office:value="123">
            <text:p>123</text:p>
          </table:table-cell>
          <table:table-cell office:value-type="float" office:value="551">
            <text:p>551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?s38 <text:s/>&lt;hasGender&gt; <text:s/>?o110 <text:s/>?o38 <text:s/>&lt;hasGender&gt; <text:s/>?o110 <text:s text:c="2"/>=&gt; ?s38 <text:s/>&lt;isMarriedTo&gt; <text:s/>?o38</text:p>
          </table:table-cell>
          <table:table-cell office:value-type="float" office:value="0.000595">
            <text:p>0.000595</text:p>
          </table:table-cell>
          <table:table-cell office:value-type="float" office:value="0.025492">
            <text:p>0.025492</text:p>
          </table:table-cell>
          <table:table-cell office:value-type="float" office:value="0.003109">
            <text:p>0.003109</text:p>
          </table:table-cell>
          <table:table-cell office:value-type="float" office:value="0.046809">
            <text:p>0.046809</text:p>
          </table:table-cell>
          <table:table-cell office:value-type="float" office:value="22">
            <text:p>22</text:p>
          </table:table-cell>
          <table:table-cell office:value-type="float" office:value="7077">
            <text:p>7077</text:p>
          </table:table-cell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?s39 <text:s/>&lt;dealsWith&gt; <text:s/>?o112 <text:s/>?o112 <text:s/>&lt;hasOfficialLanguage&gt; <text:s/>?o39 <text:s text:c="2"/>=&gt; ?s39 <text:s/>&lt;hasOfficialLanguage&gt; <text:s/>?o39</text:p>
          </table:table-cell>
          <table:table-cell office:value-type="float" office:value="0.001806">
            <text:p>0.001806</text:p>
          </table:table-cell>
          <table:table-cell office:value-type="float" office:value="0.198953">
            <text:p>0.198953</text:p>
          </table:table-cell>
          <table:table-cell office:value-type="float" office:value="0.35514">
            <text:p>0.35514</text:p>
          </table:table-cell>
          <table:table-cell office:value-type="float" office:value="0.481013">
            <text:p>0.481013</text:p>
          </table:table-cell>
          <table:table-cell office:value-type="float" office:value="38">
            <text:p>38</text:p>
          </table:table-cell>
          <table:table-cell office:value-type="float" office:value="107">
            <text:p>107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?s112 <text:s/>&lt;dealsWith&gt; <text:s/>?s39 <text:s/>?s112 <text:s/>&lt;hasOfficialLanguage&gt; <text:s/>?o39 <text:s text:c="2"/>=&gt; ?s39 <text:s/>&lt;hasOfficialLanguage&gt; <text:s/>?o39</text:p>
          </table:table-cell>
          <table:table-cell office:value-type="float" office:value="0.001568">
            <text:p>0.001568</text:p>
          </table:table-cell>
          <table:table-cell office:value-type="float" office:value="0.172775">
            <text:p>0.172775</text:p>
          </table:table-cell>
          <table:table-cell office:value-type="float" office:value="0.326733">
            <text:p>0.326733</text:p>
          </table:table-cell>
          <table:table-cell office:value-type="float" office:value="0.452055">
            <text:p>0.452055</text:p>
          </table:table-cell>
          <table:table-cell office:value-type="float" office:value="33">
            <text:p>33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table:style-name="Default" table:number-columns-repeated="7"/>
        </table:table-row>
        <table:table-row table:style-name="ro2">
          <table:table-cell office:value-type="float" office:value="111">
            <text:p>111</text:p>
          </table:table-cell>
          <table:table-cell table:style-name="Default" table:number-columns-repeated="7"/>
        </table:table-row>
        <table:table-row table:style-name="ro2">
          <table:table-cell office:value-type="float" office:value="112">
            <text:p>112</text:p>
          </table:table-cell>
          <table:table-cell table:style-name="Default" table:number-columns-repeated="7"/>
        </table:table-row>
        <table:table-row table:style-name="ro2">
          <table:table-cell office:value-type="float" office:value="113">
            <text:p>113</text:p>
          </table:table-cell>
          <table:table-cell table:style-name="Default" table:number-columns-repeated="7"/>
        </table:table-row>
        <table:table-row table:style-name="ro2">
          <table:table-cell office:value-type="float" office:value="114">
            <text:p>114</text:p>
          </table:table-cell>
          <table:table-cell table:style-name="Default" table:number-columns-repeated="7"/>
        </table:table-row>
        <table:table-row table:style-name="ro2">
          <table:table-cell office:value-type="float" office:value="115">
            <text:p>115</text:p>
          </table:table-cell>
          <table:table-cell table:style-name="Default" table:number-columns-repeated="7"/>
        </table:table-row>
        <table:table-row table:style-name="ro2">
          <table:table-cell office:value-type="float" office:value="116">
            <text:p>116</text:p>
          </table:table-cell>
          <table:table-cell table:style-name="Default" table:number-columns-repeated="7"/>
        </table:table-row>
        <table:table-row table:style-name="ro2">
          <table:table-cell office:value-type="float" office:value="117">
            <text:p>117</text:p>
          </table:table-cell>
          <table:table-cell table:style-name="Default" table:number-columns-repeated="7"/>
        </table:table-row>
        <table:table-row table:style-name="ro2">
          <table:table-cell office:value-type="float" office:value="118">
            <text:p>118</text:p>
          </table:table-cell>
          <table:table-cell table:style-name="Default" table:number-columns-repeated="7"/>
        </table:table-row>
        <table:table-row table:style-name="ro2">
          <table:table-cell office:value-type="float" office:value="119">
            <text:p>119</text:p>
          </table:table-cell>
          <table:table-cell table:style-name="Default" table:number-columns-repeated="7"/>
        </table:table-row>
        <table:table-row table:style-name="ro2">
          <table:table-cell office:value-type="float" office:value="120">
            <text:p>120</text:p>
          </table:table-cell>
          <table:table-cell table:style-name="Default" table:number-columns-repeated="7"/>
        </table:table-row>
        <table:table-row table:style-name="ro2">
          <table:table-cell office:value-type="float" office:value="121">
            <text:p>121</text:p>
          </table:table-cell>
          <table:table-cell table:style-name="Default" table:number-columns-repeated="7"/>
        </table:table-row>
        <table:table-row table:style-name="ro2">
          <table:table-cell office:value-type="float" office:value="122">
            <text:p>122</text:p>
          </table:table-cell>
          <table:table-cell table:style-name="Default" table:number-columns-repeated="7"/>
        </table:table-row>
        <table:table-row table:style-name="ro2">
          <table:table-cell office:value-type="float" office:value="123">
            <text:p>123</text:p>
          </table:table-cell>
          <table:table-cell table:style-name="Default" table:number-columns-repeated="7"/>
        </table:table-row>
        <table:table-row table:style-name="ro2">
          <table:table-cell office:value-type="float" office:value="124">
            <text:p>124</text:p>
          </table:table-cell>
          <table:table-cell table:style-name="Default" table:number-columns-repeated="7"/>
        </table:table-row>
        <table:table-row table:style-name="ro2">
          <table:table-cell office:value-type="float" office:value="125">
            <text:p>125</text:p>
          </table:table-cell>
          <table:table-cell table:style-name="Default" table:number-columns-repeated="7"/>
        </table:table-row>
        <table:table-row table:style-name="ro2">
          <table:table-cell office:value-type="float" office:value="126">
            <text:p>126</text:p>
          </table:table-cell>
          <table:table-cell table:style-name="Default" table:number-columns-repeated="7"/>
        </table:table-row>
        <table:table-row table:style-name="ro2">
          <table:table-cell office:value-type="float" office:value="127">
            <text:p>127</text:p>
          </table:table-cell>
          <table:table-cell table:style-name="Default" table:number-columns-repeated="7"/>
        </table:table-row>
        <table:table-row table:style-name="ro2">
          <table:table-cell office:value-type="float" office:value="128">
            <text:p>128</text:p>
          </table:table-cell>
          <table:table-cell table:style-name="Default" table:number-columns-repeated="7"/>
        </table:table-row>
        <table:table-row table:style-name="ro2">
          <table:table-cell office:value-type="float" office:value="129">
            <text:p>129</text:p>
          </table:table-cell>
          <table:table-cell table:style-name="Default" table:number-columns-repeated="7"/>
        </table:table-row>
        <table:table-row table:style-name="ro2">
          <table:table-cell office:value-type="float" office:value="130">
            <text:p>130</text:p>
          </table:table-cell>
          <table:table-cell table:style-name="Default" table:number-columns-repeated="7"/>
        </table:table-row>
        <table:table-row table:style-name="ro2">
          <table:table-cell office:value-type="float" office:value="131">
            <text:p>131</text:p>
          </table:table-cell>
          <table:table-cell table:style-name="Default" table:number-columns-repeated="7"/>
        </table:table-row>
        <table:table-row table:style-name="ro2">
          <table:table-cell office:value-type="float" office:value="132">
            <text:p>132</text:p>
          </table:table-cell>
          <table:table-cell table:style-name="Default" table:number-columns-repeated="7"/>
        </table:table-row>
        <table:table-row table:style-name="ro2">
          <table:table-cell office:value-type="float" office:value="133">
            <text:p>133</text:p>
          </table:table-cell>
          <table:table-cell table:style-name="Default" table:number-columns-repeated="7"/>
        </table:table-row>
        <table:table-row table:style-name="ro2">
          <table:table-cell office:value-type="float" office:value="134">
            <text:p>134</text:p>
          </table:table-cell>
          <table:table-cell table:style-name="Default" table:number-columns-repeated="7"/>
        </table:table-row>
        <table:table-row table:style-name="ro2">
          <table:table-cell office:value-type="float" office:value="135">
            <text:p>135</text:p>
          </table:table-cell>
          <table:table-cell table:style-name="Default" table:number-columns-repeated="7"/>
        </table:table-row>
        <table:table-row table:style-name="ro2">
          <table:table-cell office:value-type="float" office:value="136">
            <text:p>136</text:p>
          </table:table-cell>
          <table:table-cell table:style-name="Default" table:number-columns-repeated="7"/>
        </table:table-row>
        <table:table-row table:style-name="ro2">
          <table:table-cell office:value-type="float" office:value="137">
            <text:p>137</text:p>
          </table:table-cell>
          <table:table-cell table:style-name="Default" table:number-columns-repeated="7"/>
        </table:table-row>
        <table:table-row table:style-name="ro2">
          <table:table-cell office:value-type="float" office:value="138">
            <text:p>138</text:p>
          </table:table-cell>
          <table:table-cell table:style-name="Default" table:number-columns-repeated="7"/>
        </table:table-row>
        <table:table-row table:style-name="ro2">
          <table:table-cell office:value-type="float" office:value="139">
            <text:p>139</text:p>
          </table:table-cell>
          <table:table-cell table:style-name="Default" table:number-columns-repeated="7"/>
        </table:table-row>
        <table:table-row table:style-name="ro2">
          <table:table-cell office:value-type="float" office:value="140">
            <text:p>140</text:p>
          </table:table-cell>
          <table:table-cell table:style-name="Default"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9" number:min-integer-digits="1"/>
    </number:number-style>
    <number:number-style style:name="N117">
      <number:number number:decimal-places="8" number:min-integer-digits="1"/>
    </number:number-style>
    <number:number-style style:name="N118">
      <number:number number:decimal-places="7" number:min-integer-digits="1"/>
    </number:number-style>
    <number:number-style style:name="N119">
      <number:number number:decimal-places="6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4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1" number:min-integer-digits="1"/>
    </number:number-style>
    <number:number-style style:name="N124">
      <number:number number:decimal-places="10" number:min-integer-digits="1"/>
    </number:number-style>
    <number:number-style style:name="N125">
      <number:number number:decimal-places="11" number:min-integer-digits="1"/>
    </number:number-style>
    <number:number-style style:name="N126">
      <number:number number:decimal-places="12" number:min-integer-digits="1"/>
    </number:number-style>
    <number:number-style style:name="N127">
      <number:number number:decimal-places="13" number:min-integer-digits="1"/>
    </number:number-style>
    <number:number-style style:name="N128">
      <number:number number:decimal-places="14" number:min-integer-digits="1"/>
    </number:number-style>
    <number:number-style style:name="N129">
      <number:number number:decimal-places="15" number:min-integer-digits="1"/>
    </number:number-style>
    <number:number-style style:name="N130">
      <number:number number:decimal-places="16" number:min-integer-digits="1"/>
    </number:number-style>
    <number:number-style style:name="N131">
      <number:number number:decimal-places="17" number:min-integer-digits="1"/>
    </number:number-style>
    <number:currency-style style:name="N5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5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5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5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30">11/30/2012</text:date>, <text:time>11:19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1-29T17:32:59</meta:creation-date>
    <dc:date>2012-11-30T11:19:53</dc:date>
    <meta:editing-duration>PT00H03M23S</meta:editing-duration>
    <meta:editing-cycles>2</meta:editing-cycles>
    <meta:generator>OpenOffice.org/3.2$Unix OpenOffice.org_project/320m19$Build-9505</meta:generator>
    <meta:document-statistic meta:table-count="1" meta:cell-count="909" meta:object-count="0"/>
  </office:meta>
</office:document-meta>
</file>